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2.297cm"/>
    </style:style>
    <style:style style:name="co3" style:family="table-column">
      <style:table-column-properties fo:break-before="auto" style:column-width="7.636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 style:data-style-name="N118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6370" table:default-cell-style-name="Default"/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Referência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Un</text:p>
          </table:table-cell>
          <table:table-cell table:style-name="Default" office:value-type="string" calcext:value-type="string">
            <text:p>Data entrega</text:p>
          </table:table-cell>
          <table:table-cell office:value-type="string" calcext:value-type="string">
            <text:p>Qtd</text:p>
          </table:table-cell>
          <table:table-cell office:value-type="string" calcext:value-type="string">
            <text:p>LOCAL2</text:p>
          </table:table-cell>
          <table:table-cell office:value-type="string" calcext:value-type="string">
            <text:p>LOCAL 3</text:p>
          </table:table-cell>
          <table:table-cell office:value-type="string" calcext:value-type="string">
            <text:p>LOCAL 25</text:p>
          </table:table-cell>
          <table:table-cell office:value-type="string" calcext:value-type="string">
            <text:p>.R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tor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VALE S.A.</text:p>
          </table:table-cell>
          <table:table-cell office:value-type="float" office:value="203500" calcext:value-type="float">
            <text:p>203500</text:p>
          </table:table-cell>
          <table:table-cell office:value-type="string" calcext:value-type="string">
            <text:p>245.006.75</text:p>
          </table:table-cell>
          <table:table-cell office:value-type="string" calcext:value-type="string">
            <text:p>CALHA COLETORA DE CONCENTRADO SM150-V19-PC-0053 - 52002467</text:p>
          </table:table-cell>
          <table:table-cell office:value-type="string" calcext:value-type="string">
            <text:p>UN</text:p>
          </table:table-cell>
          <table:table-cell office:value-type="date" office:date-value="2024-03-01" calcext:value-type="date">
            <text:p>1/3/20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EM RETRABALH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VALE S.A.</text:p>
          </table:table-cell>
          <table:table-cell office:value-type="float" office:value="345927" calcext:value-type="float">
            <text:p>345927</text:p>
          </table:table-cell>
          <table:table-cell office:value-type="string" calcext:value-type="string">
            <text:p>245.018.75</text:p>
          </table:table-cell>
          <table:table-cell office:value-type="string" calcext:value-type="string">
            <text:p>CALHA DE TRANSIÇÃO DE CONCENTRADO SM150-V19-PC-0060 - 52002844</text:p>
          </table:table-cell>
          <table:table-cell office:value-type="string" calcext:value-type="string">
            <text:p>PC</text:p>
          </table:table-cell>
          <table:table-cell office:value-type="date" office:date-value="2024-03-01" calcext:value-type="date">
            <text:p>1/3/202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EM RETRABALH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VALE S.A.</text:p>
          </table:table-cell>
          <table:table-cell office:value-type="float" office:value="345965" calcext:value-type="float">
            <text:p>345965</text:p>
          </table:table-cell>
          <table:table-cell office:value-type="string" calcext:value-type="string">
            <text:p>245.020.75</text:p>
          </table:table-cell>
          <table:table-cell office:value-type="string" calcext:value-type="string">
            <text:p>CAP 145 SM150-V19-PC-0058 - 52002755</text:p>
          </table:table-cell>
          <table:table-cell office:value-type="string" calcext:value-type="string">
            <text:p>UN</text:p>
          </table:table-cell>
          <table:table-cell office:value-type="date" office:date-value="2024-03-01" calcext:value-type="date">
            <text:p>1/3/20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EM RETRABALH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5647" calcext:value-type="float">
            <text:p>5647</text:p>
          </table:table-cell>
          <table:table-cell office:value-type="string" calcext:value-type="string">
            <text:p>102.187.09</text:p>
          </table:table-cell>
          <table:table-cell office:value-type="string" calcext:value-type="string">
            <text:p>BICO CENTRAL 45/50 G-05 - 74050005 - CIN</text:p>
          </table:table-cell>
          <table:table-cell office:value-type="string" calcext:value-type="string">
            <text:p>PC</text:p>
          </table:table-cell>
          <table:table-cell office:value-type="date" office:date-value="2024-11-25" calcext:value-type="date">
            <text:p>25/11/20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CARI - COOPERATIVA AGROPECUARIA E INDUSTRIAL</text:p>
          </table:table-cell>
          <table:table-cell office:value-type="float" office:value="259804" calcext:value-type="float">
            <text:p>259804</text:p>
          </table:table-cell>
          <table:table-cell office:value-type="string" calcext:value-type="string">
            <text:p>124.469.CJ</text:p>
          </table:table-cell>
          <table:table-cell office:value-type="string" calcext:value-type="string">
            <text:p>TANQUE AGRICOLA VERTICAL 5.500 L1REG. 1"/1MARCADOR NIVEL/1ESCADA/1TAMPA INTERMEDIÁRIA</text:p>
          </table:table-cell>
          <table:table-cell office:value-type="string" calcext:value-type="string">
            <text:p>CJ</text:p>
          </table:table-cell>
          <table:table-cell office:value-type="date" office:date-value="2025-02-06" calcext:value-type="date">
            <text:p>6/2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30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ICHAEL LEMES</text:p>
          </table:table-cell>
          <table:table-cell office:value-type="float" office:value="154116" calcext:value-type="float">
            <text:p>154116</text:p>
          </table:table-cell>
          <table:table-cell office:value-type="string" calcext:value-type="string">
            <text:p>124.445.56</text:p>
          </table:table-cell>
          <table:table-cell office:value-type="string" calcext:value-type="string">
            <text:p>QUEBRA ONDA 15.0</text:p>
          </table:table-cell>
          <table:table-cell office:value-type="string" calcext:value-type="string">
            <text:p>PC</text:p>
          </table:table-cell>
          <table:table-cell office:value-type="date" office:date-value="2025-04-09" calcext:value-type="date">
            <text:p>9/4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ICHAEL LEMES</text:p>
          </table:table-cell>
          <table:table-cell office:value-type="float" office:value="154123" calcext:value-type="float">
            <text:p>154123</text:p>
          </table:table-cell>
          <table:table-cell office:value-type="string" calcext:value-type="string">
            <text:p>124.446.56</text:p>
          </table:table-cell>
          <table:table-cell office:value-type="string" calcext:value-type="string">
            <text:p>QUEBRA ONDA VERTICAL 15.0</text:p>
          </table:table-cell>
          <table:table-cell office:value-type="string" calcext:value-type="string">
            <text:p>PC</text:p>
          </table:table-cell>
          <table:table-cell office:value-type="date" office:date-value="2025-04-09" calcext:value-type="date">
            <text:p>9/4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ICHAEL LEMES</text:p>
          </table:table-cell>
          <table:table-cell office:value-type="float" office:value="358316" calcext:value-type="float">
            <text:p>358316</text:p>
          </table:table-cell>
          <table:table-cell office:value-type="string" calcext:value-type="string">
            <text:p>124.718.56</text:p>
          </table:table-cell>
          <table:table-cell office:value-type="string" calcext:value-type="string">
            <text:p>TRAVESSA HORIZONTAL QUEBRA ONDAS 15.0</text:p>
          </table:table-cell>
          <table:table-cell office:value-type="string" calcext:value-type="string">
            <text:p>PC</text:p>
          </table:table-cell>
          <table:table-cell office:value-type="date" office:date-value="2025-04-09" calcext:value-type="date">
            <text:p>9/4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EPEL MAQUINAS E EQUIPAMENTOS LTDA</text:p>
          </table:table-cell>
          <table:table-cell office:value-type="float" office:value="265089" calcext:value-type="float">
            <text:p>265089</text:p>
          </table:table-cell>
          <table:table-cell office:value-type="string" calcext:value-type="string">
            <text:p>260.042.77.BL</text:p>
          </table:table-cell>
          <table:table-cell office:value-type="string" calcext:value-type="string">
            <text:p>TANQUE ESFERICO 3.5 - AMARELO</text:p>
          </table:table-cell>
          <table:table-cell office:value-type="string" calcext:value-type="string">
            <text:p>PC</text:p>
          </table:table-cell>
          <table:table-cell office:value-type="date" office:date-value="2025-04-25" calcext:value-type="date">
            <text:p>25/4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rsch do Brasil Industria, Comercio e Importacao de Maquina</text:p>
          </table:table-cell>
          <table:table-cell office:value-type="float" office:value="404686" calcext:value-type="float">
            <text:p>404686</text:p>
          </table:table-cell>
          <table:table-cell office:value-type="string" calcext:value-type="string">
            <text:p>282.001.65</text:p>
          </table:table-cell>
          <table:table-cell office:value-type="string" calcext:value-type="string">
            <text:p>MINIDRILL TANK M23 800L - 60107490</text:p>
          </table:table-cell>
          <table:table-cell office:value-type="string" calcext:value-type="string">
            <text:p>UN</text:p>
          </table:table-cell>
          <table:table-cell office:value-type="date" office:date-value="2025-04-25" calcext:value-type="date">
            <text:p>25/4/20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RITECH LAVRALE INDUSTRIA DE MAQUINARIO AGRICOLA E COMPONEN</text:p>
          </table:table-cell>
          <table:table-cell office:value-type="float" office:value="21128" calcext:value-type="float">
            <text:p>21128</text:p>
          </table:table-cell>
          <table:table-cell office:value-type="string" calcext:value-type="string">
            <text:p>165.008.03</text:p>
          </table:table-cell>
          <table:table-cell office:value-type="string" calcext:value-type="string">
            <text:p>PROTECAO MAIOR 1200MM 3303.1079.00.4</text:p>
          </table:table-cell>
          <table:table-cell office:value-type="string" calcext:value-type="string">
            <text:p>PC</text:p>
          </table:table-cell>
          <table:table-cell office:value-type="date" office:date-value="2025-04-30" calcext:value-type="date">
            <text:p>30/4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RITECH LAVRALE INDUSTRIA DE MAQUINARIO AGRICOLA E COMPONEN</text:p>
          </table:table-cell>
          <table:table-cell office:value-type="float" office:value="21135" calcext:value-type="float">
            <text:p>21135</text:p>
          </table:table-cell>
          <table:table-cell office:value-type="string" calcext:value-type="string">
            <text:p>165.009.03</text:p>
          </table:table-cell>
          <table:table-cell office:value-type="string" calcext:value-type="string">
            <text:p>PROTECAO MENOR 500MM 3303.1080.00.2</text:p>
          </table:table-cell>
          <table:table-cell office:value-type="string" calcext:value-type="string">
            <text:p>PC</text:p>
          </table:table-cell>
          <table:table-cell office:value-type="date" office:date-value="2025-04-30" calcext:value-type="date">
            <text:p>30/4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RITECH LAVRALE INDUSTRIA DE MAQUINARIO AGRICOLA E COMPONEN</text:p>
          </table:table-cell>
          <table:table-cell office:value-type="float" office:value="21142" calcext:value-type="float">
            <text:p>21142</text:p>
          </table:table-cell>
          <table:table-cell office:value-type="string" calcext:value-type="string">
            <text:p>165.010.03</text:p>
          </table:table-cell>
          <table:table-cell office:value-type="string" calcext:value-type="string">
            <text:p>ENCOSTO DIREITO 3303.1092.00.0</text:p>
          </table:table-cell>
          <table:table-cell office:value-type="string" calcext:value-type="string">
            <text:p>PC</text:p>
          </table:table-cell>
          <table:table-cell office:value-type="date" office:date-value="2025-04-30" calcext:value-type="date">
            <text:p>30/4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RITECH LAVRALE INDUSTRIA DE MAQUINARIO AGRICOLA E COMPONEN</text:p>
          </table:table-cell>
          <table:table-cell office:value-type="float" office:value="21159" calcext:value-type="float">
            <text:p>21159</text:p>
          </table:table-cell>
          <table:table-cell office:value-type="string" calcext:value-type="string">
            <text:p>165.011.03</text:p>
          </table:table-cell>
          <table:table-cell office:value-type="string" calcext:value-type="string">
            <text:p>ENCOSTO ESQUERDO 3303.1093.00.7</text:p>
          </table:table-cell>
          <table:table-cell office:value-type="string" calcext:value-type="string">
            <text:p>PC</text:p>
          </table:table-cell>
          <table:table-cell office:value-type="date" office:date-value="2025-04-30" calcext:value-type="date">
            <text:p>30/4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RITECH LAVRALE INDUSTRIA DE MAQUINARIO AGRICOLA E COMPONEN</text:p>
          </table:table-cell>
          <table:table-cell office:value-type="float" office:value="21234" calcext:value-type="float">
            <text:p>21234</text:p>
          </table:table-cell>
          <table:table-cell office:value-type="string" calcext:value-type="string">
            <text:p>165.019.14</text:p>
          </table:table-cell>
          <table:table-cell office:value-type="string" calcext:value-type="string">
            <text:p>CAPA DAS CORREIAS LAVRALE - 8101.1013.92.0</text:p>
          </table:table-cell>
          <table:table-cell office:value-type="string" calcext:value-type="string">
            <text:p>PC</text:p>
          </table:table-cell>
          <table:table-cell office:value-type="date" office:date-value="2025-04-30" calcext:value-type="date">
            <text:p>30/4/20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085" calcext:value-type="float">
            <text:p>362085</text:p>
          </table:table-cell>
          <table:table-cell office:value-type="string" calcext:value-type="string">
            <text:p>103.380.02</text:p>
          </table:table-cell>
          <table:table-cell office:value-type="string" calcext:value-type="string">
            <text:p>TAMPA RESERVATÓRIO HIDRAULICO 70 LITROS 7409-4064</text:p>
          </table:table-cell>
          <table:table-cell office:value-type="string" calcext:value-type="string">
            <text:p>PC</text:p>
          </table:table-cell>
          <table:table-cell office:value-type="date" office:date-value="2025-05-09" calcext:value-type="date">
            <text:p>9/5/20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47214" calcext:value-type="float">
            <text:p>247214</text:p>
          </table:table-cell>
          <table:table-cell office:value-type="string" calcext:value-type="string">
            <text:p>103.342.27</text:p>
          </table:table-cell>
          <table:table-cell office:value-type="string" calcext:value-type="string">
            <text:p>TANQUE PRODUTO 2000LTS-SEMENTE 7960-4001</text:p>
          </table:table-cell>
          <table:table-cell office:value-type="string" calcext:value-type="string">
            <text:p>PC</text:p>
          </table:table-cell>
          <table:table-cell office:value-type="date" office:date-value="2025-05-12" calcext:value-type="date">
            <text:p>12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8873" calcext:value-type="float">
            <text:p>428873</text:p>
          </table:table-cell>
          <table:table-cell office:value-type="string" calcext:value-type="string">
            <text:p>103.411.51.PT</text:p>
          </table:table-cell>
          <table:table-cell office:value-type="string" calcext:value-type="string">
            <text:p>RESERVATÓRIO PEAD 70 LITROS - 7414-4020</text:p>
          </table:table-cell>
          <table:table-cell office:value-type="string" calcext:value-type="string">
            <text:p>PC</text:p>
          </table:table-cell>
          <table:table-cell office:value-type="date" office:date-value="2025-05-12" calcext:value-type="date">
            <text:p>12/5/20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59" calcext:value-type="float">
            <text:p>188159</text:p>
          </table:table-cell>
          <table:table-cell office:value-type="string" calcext:value-type="string">
            <text:p>103.303.06</text:p>
          </table:table-cell>
          <table:table-cell office:value-type="string" calcext:value-type="string">
            <text:p>BICO LATERAL 8031-4023</text:p>
          </table:table-cell>
          <table:table-cell office:value-type="string" calcext:value-type="string">
            <text:p>PC</text:p>
          </table:table-cell>
          <table:table-cell office:value-type="date" office:date-value="2025-05-15" calcext:value-type="date">
            <text:p>15/5/20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4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5-15" calcext:value-type="date">
            <text:p>15/5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 DE MAQ E IMPL AGRICOLAS KF LTDA</text:p>
          </table:table-cell>
          <table:table-cell office:value-type="float" office:value="87933" calcext:value-type="float">
            <text:p>87933</text:p>
          </table:table-cell>
          <table:table-cell office:value-type="string" calcext:value-type="string">
            <text:p>195.019.CJ</text:p>
          </table:table-cell>
          <table:table-cell office:value-type="string" calcext:value-type="string">
            <text:p>CONJ. RESERVATORIO ADUBO 2 SAIDAS COMPACTA - 163583 SC-130.084.000</text:p>
          </table:table-cell>
          <table:table-cell office:value-type="string" calcext:value-type="string">
            <text:p>CJ</text:p>
          </table:table-cell>
          <table:table-cell office:value-type="date" office:date-value="2025-05-15" calcext:value-type="date">
            <text:p>15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 DE MAQ E IMPL AGRICOLAS KF LTDA</text:p>
          </table:table-cell>
          <table:table-cell office:value-type="float" office:value="113632" calcext:value-type="float">
            <text:p>113632</text:p>
          </table:table-cell>
          <table:table-cell office:value-type="string" calcext:value-type="string">
            <text:p>195.029.CJ</text:p>
          </table:table-cell>
          <table:table-cell office:value-type="string" calcext:value-type="string">
            <text:p>CONJ. CAIXA DE SEMENTE PL HYPER - 264518 SC-110.086.001</text:p>
          </table:table-cell>
          <table:table-cell office:value-type="string" calcext:value-type="string">
            <text:p>CJ</text:p>
          </table:table-cell>
          <table:table-cell office:value-type="date" office:date-value="2025-05-15" calcext:value-type="date">
            <text:p>15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ERALDO N RECKTENWALD &amp; CIA LTDA</text:p>
          </table:table-cell>
          <table:table-cell office:value-type="float" office:value="279987" calcext:value-type="float">
            <text:p>279987</text:p>
          </table:table-cell>
          <table:table-cell office:value-type="string" calcext:value-type="string">
            <text:p>258.002.03</text:p>
          </table:table-cell>
          <table:table-cell office:value-type="string" calcext:value-type="string">
            <text:p>FUNIL DUPLO 1400L FU14002</text:p>
          </table:table-cell>
          <table:table-cell office:value-type="string" calcext:value-type="string">
            <text:p>PC</text:p>
          </table:table-cell>
          <table:table-cell office:value-type="date" office:date-value="2025-05-15" calcext:value-type="date">
            <text:p>15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MPLEMENTOS AGRICOLAS JAN S.A.</text:p>
          </table:table-cell>
          <table:table-cell office:value-type="float" office:value="339698" calcext:value-type="float">
            <text:p>339698</text:p>
          </table:table-cell>
          <table:table-cell office:value-type="string" calcext:value-type="string">
            <text:p>101.184.51</text:p>
          </table:table-cell>
          <table:table-cell office:value-type="string" calcext:value-type="string">
            <text:p>RESERVATORIO DE OLEO COD 22335120</text:p>
          </table:table-cell>
          <table:table-cell office:value-type="string" calcext:value-type="string">
            <text:p>PC</text:p>
          </table:table-cell>
          <table:table-cell office:value-type="date" office:date-value="2025-05-16" calcext:value-type="date">
            <text:p>16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098" calcext:value-type="float">
            <text:p>188098</text:p>
          </table:table-cell>
          <table:table-cell office:value-type="string" calcext:value-type="string">
            <text:p>103.297.75</text:p>
          </table:table-cell>
          <table:table-cell office:value-type="string" calcext:value-type="string">
            <text:p>CARENAGEM CENTRAL 45 BAIXA 8031-4021</text:p>
          </table:table-cell>
          <table:table-cell office:value-type="string" calcext:value-type="string">
            <text:p>PC</text:p>
          </table:table-cell>
          <table:table-cell office:value-type="date" office:date-value="2025-05-16" calcext:value-type="date">
            <text:p>16/5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59" calcext:value-type="float">
            <text:p>188159</text:p>
          </table:table-cell>
          <table:table-cell office:value-type="string" calcext:value-type="string">
            <text:p>103.303.06</text:p>
          </table:table-cell>
          <table:table-cell office:value-type="string" calcext:value-type="string">
            <text:p>BICO LATERAL 8031-4023</text:p>
          </table:table-cell>
          <table:table-cell office:value-type="string" calcext:value-type="string">
            <text:p>PC</text:p>
          </table:table-cell>
          <table:table-cell office:value-type="date" office:date-value="2025-05-16" calcext:value-type="date">
            <text:p>16/5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4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23737" calcext:value-type="float">
            <text:p>223737</text:p>
          </table:table-cell>
          <table:table-cell office:value-type="string" calcext:value-type="string">
            <text:p>103.328.CJ</text:p>
          </table:table-cell>
          <table:table-cell office:value-type="string" calcext:value-type="string">
            <text:p>CONJUNTO RESERVATORIO DE ADUBO 4 SAIDAS 6426-4012</text:p>
          </table:table-cell>
          <table:table-cell office:value-type="string" calcext:value-type="string">
            <text:p>CJ</text:p>
          </table:table-cell>
          <table:table-cell office:value-type="date" office:date-value="2025-05-16" calcext:value-type="date">
            <text:p>16/5/20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47214" calcext:value-type="float">
            <text:p>247214</text:p>
          </table:table-cell>
          <table:table-cell office:value-type="string" calcext:value-type="string">
            <text:p>103.342.27</text:p>
          </table:table-cell>
          <table:table-cell office:value-type="string" calcext:value-type="string">
            <text:p>TANQUE PRODUTO 2000LTS-SEMENTE 7960-4001</text:p>
          </table:table-cell>
          <table:table-cell office:value-type="string" calcext:value-type="string">
            <text:p>PC</text:p>
          </table:table-cell>
          <table:table-cell office:value-type="date" office:date-value="2025-05-16" calcext:value-type="date">
            <text:p>16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5-16" calcext:value-type="date">
            <text:p>16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5-16" calcext:value-type="date">
            <text:p>16/5/20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UTAR TECNO METAL LTDA.</text:p>
          </table:table-cell>
          <table:table-cell office:value-type="float" office:value="322348" calcext:value-type="float">
            <text:p>322348</text:p>
          </table:table-cell>
          <table:table-cell office:value-type="string" calcext:value-type="string">
            <text:p>252.016.18.BL</text:p>
          </table:table-cell>
          <table:table-cell office:value-type="string" calcext:value-type="string">
            <text:p>TAMPA LATERAL ESQUERDA I1969401104</text:p>
          </table:table-cell>
          <table:table-cell office:value-type="string" calcext:value-type="string">
            <text:p>PC</text:p>
          </table:table-cell>
          <table:table-cell office:value-type="date" office:date-value="2025-05-16" calcext:value-type="date">
            <text:p>16/5/20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UTAR TECNO METAL LTDA.</text:p>
          </table:table-cell>
          <table:table-cell office:value-type="float" office:value="329910" calcext:value-type="float">
            <text:p>329910</text:p>
          </table:table-cell>
          <table:table-cell office:value-type="string" calcext:value-type="string">
            <text:p>252.019.CJ</text:p>
          </table:table-cell>
          <table:table-cell office:value-type="string" calcext:value-type="string">
            <text:p>CJ REMONTE E CARENAGEM ESQUERDO I1969401120</text:p>
          </table:table-cell>
          <table:table-cell office:value-type="string" calcext:value-type="string">
            <text:p>CJ</text:p>
          </table:table-cell>
          <table:table-cell office:value-type="date" office:date-value="2025-05-16" calcext:value-type="date">
            <text:p>16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55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11140" calcext:value-type="float">
            <text:p>111140</text:p>
          </table:table-cell>
          <table:table-cell office:value-type="string" calcext:value-type="string">
            <text:p>103.272.06</text:p>
          </table:table-cell>
          <table:table-cell office:value-type="string" calcext:value-type="string">
            <text:p>RESERVATORIO MENOR COM BOCAL 6039-4126</text:p>
          </table:table-cell>
          <table:table-cell office:value-type="string" calcext:value-type="string">
            <text:p>UN</text:p>
          </table:table-cell>
          <table:table-cell office:value-type="date" office:date-value="2025-05-19" calcext:value-type="date">
            <text:p>19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94860" calcext:value-type="float">
            <text:p>194860</text:p>
          </table:table-cell>
          <table:table-cell office:value-type="string" calcext:value-type="string">
            <text:p>103.315.CJ</text:p>
          </table:table-cell>
          <table:table-cell office:value-type="string" calcext:value-type="string">
            <text:p>RESERVATORIO CALDA PEAD 3000 - 7990-4333</text:p>
          </table:table-cell>
          <table:table-cell office:value-type="string" calcext:value-type="string">
            <text:p>CJ</text:p>
          </table:table-cell>
          <table:table-cell office:value-type="date" office:date-value="2025-05-19" calcext:value-type="date">
            <text:p>19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3892" calcext:value-type="float">
            <text:p>353892</text:p>
          </table:table-cell>
          <table:table-cell office:value-type="string" calcext:value-type="string">
            <text:p>103.358.49.PT</text:p>
          </table:table-cell>
          <table:table-cell office:value-type="string" calcext:value-type="string">
            <text:p>RESERVATORIO DIESEL 400L - 7991-4141</text:p>
          </table:table-cell>
          <table:table-cell office:value-type="string" calcext:value-type="string">
            <text:p>PC</text:p>
          </table:table-cell>
          <table:table-cell office:value-type="date" office:date-value="2025-05-19" calcext:value-type="date">
            <text:p>19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49625" calcext:value-type="float">
            <text:p>449625</text:p>
          </table:table-cell>
          <table:table-cell office:value-type="string" calcext:value-type="string">
            <text:p>103.365.27.PT</text:p>
          </table:table-cell>
          <table:table-cell office:value-type="string" calcext:value-type="string">
            <text:p>RESERVATÓRIO ADUBO 3100L - 6623-4004</text:p>
          </table:table-cell>
          <table:table-cell office:value-type="string" calcext:value-type="string">
            <text:p>PC</text:p>
          </table:table-cell>
          <table:table-cell office:value-type="date" office:date-value="2025-05-19" calcext:value-type="date">
            <text:p>19/5/2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5-19" calcext:value-type="date">
            <text:p>19/5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ICHAEL LEMES</text:p>
          </table:table-cell>
          <table:table-cell office:value-type="float" office:value="259460" calcext:value-type="float">
            <text:p>259460</text:p>
          </table:table-cell>
          <table:table-cell office:value-type="string" calcext:value-type="string">
            <text:p>124.225.CJ</text:p>
          </table:table-cell>
          <table:table-cell office:value-type="string" calcext:value-type="string">
            <text:p>TANQUE AGRICOLA 3.0/1REG. 1" E 2"/1DRENO</text:p>
          </table:table-cell>
          <table:table-cell office:value-type="string" calcext:value-type="string">
            <text:p>CJ</text:p>
          </table:table-cell>
          <table:table-cell office:value-type="date" office:date-value="2025-05-19" calcext:value-type="date">
            <text:p>19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3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098" calcext:value-type="float">
            <text:p>188098</text:p>
          </table:table-cell>
          <table:table-cell office:value-type="string" calcext:value-type="string">
            <text:p>103.297.75</text:p>
          </table:table-cell>
          <table:table-cell office:value-type="string" calcext:value-type="string">
            <text:p>CARENAGEM CENTRAL 45 BAIXA 8031-4021</text:p>
          </table:table-cell>
          <table:table-cell office:value-type="string" calcext:value-type="string">
            <text:p>PC</text:p>
          </table:table-cell>
          <table:table-cell office:value-type="date" office:date-value="2025-05-20" calcext:value-type="date">
            <text:p>20/5/20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94860" calcext:value-type="float">
            <text:p>194860</text:p>
          </table:table-cell>
          <table:table-cell office:value-type="string" calcext:value-type="string">
            <text:p>103.315.CJ</text:p>
          </table:table-cell>
          <table:table-cell office:value-type="string" calcext:value-type="string">
            <text:p>RESERVATORIO CALDA PEAD 3000 - 7990-4333</text:p>
          </table:table-cell>
          <table:table-cell office:value-type="string" calcext:value-type="string">
            <text:p>CJ</text:p>
          </table:table-cell>
          <table:table-cell office:value-type="date" office:date-value="2025-05-20" calcext:value-type="date">
            <text:p>20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3892" calcext:value-type="float">
            <text:p>353892</text:p>
          </table:table-cell>
          <table:table-cell office:value-type="string" calcext:value-type="string">
            <text:p>103.358.49.PT</text:p>
          </table:table-cell>
          <table:table-cell office:value-type="string" calcext:value-type="string">
            <text:p>RESERVATORIO DIESEL 400L - 7991-4141</text:p>
          </table:table-cell>
          <table:table-cell office:value-type="string" calcext:value-type="string">
            <text:p>PC</text:p>
          </table:table-cell>
          <table:table-cell office:value-type="date" office:date-value="2025-05-20" calcext:value-type="date">
            <text:p>20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45558" calcext:value-type="float">
            <text:p>145558</text:p>
          </table:table-cell>
          <table:table-cell office:value-type="string" calcext:value-type="string">
            <text:p>191.005.02</text:p>
          </table:table-cell>
          <table:table-cell office:value-type="string" calcext:value-type="string">
            <text:p>BICO CENTRAL 45-50 IPM000000511</text:p>
          </table:table-cell>
          <table:table-cell office:value-type="string" calcext:value-type="string">
            <text:p>PC</text:p>
          </table:table-cell>
          <table:table-cell office:value-type="date" office:date-value="2025-05-20" calcext:value-type="date">
            <text:p>20/5/2025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220" calcext:value-type="float">
            <text:p>-22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4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259002" calcext:value-type="float">
            <text:p>259002</text:p>
          </table:table-cell>
          <table:table-cell office:value-type="string" calcext:value-type="string">
            <text:p>191.024.02</text:p>
          </table:table-cell>
          <table:table-cell office:value-type="string" calcext:value-type="string">
            <text:p>BICO LATERAL DIREITO VELLOX - IPM008021001</text:p>
          </table:table-cell>
          <table:table-cell office:value-type="string" calcext:value-type="string">
            <text:p>PC</text:p>
          </table:table-cell>
          <table:table-cell office:value-type="date" office:date-value="2025-05-20" calcext:value-type="date">
            <text:p>20/5/202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259026" calcext:value-type="float">
            <text:p>259026</text:p>
          </table:table-cell>
          <table:table-cell office:value-type="string" calcext:value-type="string">
            <text:p>191.025.02</text:p>
          </table:table-cell>
          <table:table-cell office:value-type="string" calcext:value-type="string">
            <text:p>BICO LATERAL ESQUERDO VELLOX - IPM008021002</text:p>
          </table:table-cell>
          <table:table-cell office:value-type="string" calcext:value-type="string">
            <text:p>PC</text:p>
          </table:table-cell>
          <table:table-cell office:value-type="date" office:date-value="2025-05-20" calcext:value-type="date">
            <text:p>20/5/20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259071" calcext:value-type="float">
            <text:p>259071</text:p>
          </table:table-cell>
          <table:table-cell office:value-type="string" calcext:value-type="string">
            <text:p>191.027.02</text:p>
          </table:table-cell>
          <table:table-cell office:value-type="string" calcext:value-type="string">
            <text:p>PORTA BICO LATERAL ESQUERDO VELLOX - IPM008021004</text:p>
          </table:table-cell>
          <table:table-cell office:value-type="string" calcext:value-type="string">
            <text:p>PC</text:p>
          </table:table-cell>
          <table:table-cell office:value-type="date" office:date-value="2025-05-20" calcext:value-type="date">
            <text:p>20/5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60456" calcext:value-type="float">
            <text:p>360456</text:p>
          </table:table-cell>
          <table:table-cell office:value-type="string" calcext:value-type="string">
            <text:p>191.074.02</text:p>
          </table:table-cell>
          <table:table-cell office:value-type="string" calcext:value-type="string">
            <text:p>BICO DIREITO FLEXER - IPCX03014135</text:p>
          </table:table-cell>
          <table:table-cell office:value-type="string" calcext:value-type="string">
            <text:p>PC</text:p>
          </table:table-cell>
          <table:table-cell office:value-type="date" office:date-value="2025-05-20" calcext:value-type="date">
            <text:p>20/5/20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LA MAQUINAS PULVERIZADORAS E FERTILIZADORAS SA</text:p>
          </table:table-cell>
          <table:table-cell office:value-type="float" office:value="204408" calcext:value-type="float">
            <text:p>204408</text:p>
          </table:table-cell>
          <table:table-cell office:value-type="string" calcext:value-type="string">
            <text:p>201.005.77</text:p>
          </table:table-cell>
          <table:table-cell office:value-type="string" calcext:value-type="string">
            <text:p>TANQUE PRODUTO ROTOMOLDADO 2500 LTS AMARELO SCHULMAN 180 COD MAPIII 30426</text:p>
          </table:table-cell>
          <table:table-cell office:value-type="string" calcext:value-type="string">
            <text:p>PC</text:p>
          </table:table-cell>
          <table:table-cell office:value-type="date" office:date-value="2025-05-20" calcext:value-type="date">
            <text:p>20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UTAR TECNO METAL LTDA.</text:p>
          </table:table-cell>
          <table:table-cell office:value-type="float" office:value="287616" calcext:value-type="float">
            <text:p>287616</text:p>
          </table:table-cell>
          <table:table-cell office:value-type="string" calcext:value-type="string">
            <text:p>252.011.18</text:p>
          </table:table-cell>
          <table:table-cell office:value-type="string" calcext:value-type="string">
            <text:p>BICO LATERAL - I1923405047</text:p>
          </table:table-cell>
          <table:table-cell office:value-type="string" calcext:value-type="string">
            <text:p>PC</text:p>
          </table:table-cell>
          <table:table-cell office:value-type="date" office:date-value="2025-05-20" calcext:value-type="date">
            <text:p>20/5/20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08911" calcext:value-type="float">
            <text:p>108911</text:p>
          </table:table-cell>
          <table:table-cell office:value-type="string" calcext:value-type="string">
            <text:p>103.191.06</text:p>
          </table:table-cell>
          <table:table-cell office:value-type="string" calcext:value-type="string">
            <text:p>RESERVATORIO REB. 11000 1076-4120</text:p>
          </table:table-cell>
          <table:table-cell office:value-type="string" calcext:value-type="string">
            <text:p>PC</text:p>
          </table:table-cell>
          <table:table-cell office:value-type="date" office:date-value="2025-05-21" calcext:value-type="date">
            <text:p>21/5/20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59" calcext:value-type="float">
            <text:p>188159</text:p>
          </table:table-cell>
          <table:table-cell office:value-type="string" calcext:value-type="string">
            <text:p>103.303.06</text:p>
          </table:table-cell>
          <table:table-cell office:value-type="string" calcext:value-type="string">
            <text:p>BICO LATERAL 8031-4023</text:p>
          </table:table-cell>
          <table:table-cell office:value-type="string" calcext:value-type="string">
            <text:p>PC</text:p>
          </table:table-cell>
          <table:table-cell office:value-type="date" office:date-value="2025-05-21" calcext:value-type="date">
            <text:p>21/5/20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4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59" calcext:value-type="float">
            <text:p>188159</text:p>
          </table:table-cell>
          <table:table-cell office:value-type="string" calcext:value-type="string">
            <text:p>103.303.06</text:p>
          </table:table-cell>
          <table:table-cell office:value-type="string" calcext:value-type="string">
            <text:p>BICO LATERAL 8031-4023</text:p>
          </table:table-cell>
          <table:table-cell office:value-type="string" calcext:value-type="string">
            <text:p>PC</text:p>
          </table:table-cell>
          <table:table-cell office:value-type="date" office:date-value="2025-05-21" calcext:value-type="date">
            <text:p>21/5/20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4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80" calcext:value-type="float">
            <text:p>188180</text:p>
          </table:table-cell>
          <table:table-cell office:value-type="string" calcext:value-type="string">
            <text:p>103.306.02</text:p>
          </table:table-cell>
          <table:table-cell office:value-type="string" calcext:value-type="string">
            <text:p>PROTEÇÃO LATERAL ESQUERDA - 8031-4015</text:p>
          </table:table-cell>
          <table:table-cell office:value-type="string" calcext:value-type="string">
            <text:p>PC</text:p>
          </table:table-cell>
          <table:table-cell office:value-type="date" office:date-value="2025-05-21" calcext:value-type="date">
            <text:p>21/5/2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6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94815" calcext:value-type="float">
            <text:p>194815</text:p>
          </table:table-cell>
          <table:table-cell office:value-type="string" calcext:value-type="string">
            <text:p>103.313.CJ</text:p>
          </table:table-cell>
          <table:table-cell office:value-type="string" calcext:value-type="string">
            <text:p>CONJUNTO TANQUE AUTOPROPELIDO 4000LTS - 7990-4074</text:p>
          </table:table-cell>
          <table:table-cell office:value-type="string" calcext:value-type="string">
            <text:p>CJ</text:p>
          </table:table-cell>
          <table:table-cell office:value-type="date" office:date-value="2025-05-21" calcext:value-type="date">
            <text:p>21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94860" calcext:value-type="float">
            <text:p>194860</text:p>
          </table:table-cell>
          <table:table-cell office:value-type="string" calcext:value-type="string">
            <text:p>103.315.CJ</text:p>
          </table:table-cell>
          <table:table-cell office:value-type="string" calcext:value-type="string">
            <text:p>RESERVATORIO CALDA PEAD 3000 - 7990-4333</text:p>
          </table:table-cell>
          <table:table-cell office:value-type="string" calcext:value-type="string">
            <text:p>CJ</text:p>
          </table:table-cell>
          <table:table-cell office:value-type="date" office:date-value="2025-05-21" calcext:value-type="date">
            <text:p>21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33955" calcext:value-type="float">
            <text:p>333955</text:p>
          </table:table-cell>
          <table:table-cell office:value-type="string" calcext:value-type="string">
            <text:p>103.354.02</text:p>
          </table:table-cell>
          <table:table-cell office:value-type="string" calcext:value-type="string">
            <text:p>RESERVATORIO DE AGUA LIMPA 400L - 7990-4880</text:p>
          </table:table-cell>
          <table:table-cell office:value-type="string" calcext:value-type="string">
            <text:p>PC</text:p>
          </table:table-cell>
          <table:table-cell office:value-type="date" office:date-value="2025-05-21" calcext:value-type="date">
            <text:p>21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3892" calcext:value-type="float">
            <text:p>353892</text:p>
          </table:table-cell>
          <table:table-cell office:value-type="string" calcext:value-type="string">
            <text:p>103.358.49.PT</text:p>
          </table:table-cell>
          <table:table-cell office:value-type="string" calcext:value-type="string">
            <text:p>RESERVATORIO DIESEL 400L - 7991-4141</text:p>
          </table:table-cell>
          <table:table-cell office:value-type="string" calcext:value-type="string">
            <text:p>PC</text:p>
          </table:table-cell>
          <table:table-cell office:value-type="date" office:date-value="2025-05-21" calcext:value-type="date">
            <text:p>21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49625" calcext:value-type="float">
            <text:p>449625</text:p>
          </table:table-cell>
          <table:table-cell office:value-type="string" calcext:value-type="string">
            <text:p>103.365.27.PT</text:p>
          </table:table-cell>
          <table:table-cell office:value-type="string" calcext:value-type="string">
            <text:p>RESERVATÓRIO ADUBO 3100L - 6623-4004</text:p>
          </table:table-cell>
          <table:table-cell office:value-type="string" calcext:value-type="string">
            <text:p>PC</text:p>
          </table:table-cell>
          <table:table-cell office:value-type="date" office:date-value="2025-05-21" calcext:value-type="date">
            <text:p>21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5-21" calcext:value-type="date">
            <text:p>21/5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ERALDO N RECKTENWALD &amp; CIA LTDA</text:p>
          </table:table-cell>
          <table:table-cell office:value-type="float" office:value="260053" calcext:value-type="float">
            <text:p>260053</text:p>
          </table:table-cell>
          <table:table-cell office:value-type="string" calcext:value-type="string">
            <text:p>258.001.03</text:p>
          </table:table-cell>
          <table:table-cell office:value-type="string" calcext:value-type="string">
            <text:p>FUNIL DUPLO 1600L FU16003</text:p>
          </table:table-cell>
          <table:table-cell office:value-type="string" calcext:value-type="string">
            <text:p>PC</text:p>
          </table:table-cell>
          <table:table-cell office:value-type="date" office:date-value="2025-05-21" calcext:value-type="date">
            <text:p>21/5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7696" calcext:value-type="float">
            <text:p>7696</text:p>
          </table:table-cell>
          <table:table-cell office:value-type="string" calcext:value-type="string">
            <text:p>103.166.06</text:p>
          </table:table-cell>
          <table:table-cell office:value-type="string" calcext:value-type="string">
            <text:p>TIRANTE TWISTER 1500 APS 7312-4107</text:p>
          </table:table-cell>
          <table:table-cell office:value-type="string" calcext:value-type="string">
            <text:p>PC</text:p>
          </table:table-cell>
          <table:table-cell office:value-type="date" office:date-value="2025-05-22" calcext:value-type="date">
            <text:p>22/5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6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35" calcext:value-type="float">
            <text:p>188135</text:p>
          </table:table-cell>
          <table:table-cell office:value-type="string" calcext:value-type="string">
            <text:p>103.301.CJ</text:p>
          </table:table-cell>
          <table:table-cell office:value-type="string" calcext:value-type="string">
            <text:p>CONJUNTO MONTADO CARENAGEM LATERAL DIREITA COM COMPLEMENTO 8031-4019</text:p>
          </table:table-cell>
          <table:table-cell office:value-type="string" calcext:value-type="string">
            <text:p>CJ</text:p>
          </table:table-cell>
          <table:table-cell office:value-type="date" office:date-value="2025-05-22" calcext:value-type="date">
            <text:p>22/5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33955" calcext:value-type="float">
            <text:p>333955</text:p>
          </table:table-cell>
          <table:table-cell office:value-type="string" calcext:value-type="string">
            <text:p>103.354.02</text:p>
          </table:table-cell>
          <table:table-cell office:value-type="string" calcext:value-type="string">
            <text:p>RESERVATORIO DE AGUA LIMPA 400L - 7990-4880</text:p>
          </table:table-cell>
          <table:table-cell office:value-type="string" calcext:value-type="string">
            <text:p>PC</text:p>
          </table:table-cell>
          <table:table-cell office:value-type="date" office:date-value="2025-05-22" calcext:value-type="date">
            <text:p>22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8759" calcext:value-type="float">
            <text:p>368759</text:p>
          </table:table-cell>
          <table:table-cell office:value-type="string" calcext:value-type="string">
            <text:p>103.382.27</text:p>
          </table:table-cell>
          <table:table-cell office:value-type="string" calcext:value-type="string">
            <text:p>RESERVATÓRIO SEMENTE 2000 LITROS - 6627-4000</text:p>
          </table:table-cell>
          <table:table-cell office:value-type="string" calcext:value-type="string">
            <text:p>PC</text:p>
          </table:table-cell>
          <table:table-cell office:value-type="date" office:date-value="2025-05-22" calcext:value-type="date">
            <text:p>22/5/20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393959" calcext:value-type="float">
            <text:p>393959</text:p>
          </table:table-cell>
          <table:table-cell office:value-type="string" calcext:value-type="string">
            <text:p>182.013.49</text:p>
          </table:table-cell>
          <table:table-cell office:value-type="string" calcext:value-type="string">
            <text:p>TANQUE ADC COMB - ACX4156250</text:p>
          </table:table-cell>
          <table:table-cell office:value-type="string" calcext:value-type="string">
            <text:p>PC</text:p>
          </table:table-cell>
          <table:table-cell office:value-type="date" office:date-value="2025-05-22" calcext:value-type="date">
            <text:p>22/5/20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0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6705" calcext:value-type="float">
            <text:p>6705</text:p>
          </table:table-cell>
          <table:table-cell office:value-type="string" calcext:value-type="string">
            <text:p>103.067.06</text:p>
          </table:table-cell>
          <table:table-cell office:value-type="string" calcext:value-type="string">
            <text:p>BICO CENTRAL 75 - 8036-4138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7610" calcext:value-type="float">
            <text:p>7610</text:p>
          </table:table-cell>
          <table:table-cell office:value-type="string" calcext:value-type="string">
            <text:p>103.158.06</text:p>
          </table:table-cell>
          <table:table-cell office:value-type="string" calcext:value-type="string">
            <text:p>BICO CENTRAL 90 - 8036-4176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72738" calcext:value-type="float">
            <text:p>172738</text:p>
          </table:table-cell>
          <table:table-cell office:value-type="string" calcext:value-type="string">
            <text:p>103.295.02</text:p>
          </table:table-cell>
          <table:table-cell office:value-type="string" calcext:value-type="string">
            <text:p>TANQUE ÁGUA LIMPA IMPERADOR 3.0 7980-4381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35" calcext:value-type="float">
            <text:p>188135</text:p>
          </table:table-cell>
          <table:table-cell office:value-type="string" calcext:value-type="string">
            <text:p>103.301.CJ</text:p>
          </table:table-cell>
          <table:table-cell office:value-type="string" calcext:value-type="string">
            <text:p>CONJUNTO MONTADO CARENAGEM LATERAL DIREITA COM COMPLEMENTO 8031-4019</text:p>
          </table:table-cell>
          <table:table-cell office:value-type="string" calcext:value-type="string">
            <text:p>CJ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42" calcext:value-type="float">
            <text:p>188142</text:p>
          </table:table-cell>
          <table:table-cell office:value-type="string" calcext:value-type="string">
            <text:p>103.302.CJ</text:p>
          </table:table-cell>
          <table:table-cell office:value-type="string" calcext:value-type="string">
            <text:p>CONJUNTO MONTADO CARENAGEM LATERAL ESQUERDA COM COMPLEMENTO 8031-4020</text:p>
          </table:table-cell>
          <table:table-cell office:value-type="string" calcext:value-type="string">
            <text:p>CJ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59" calcext:value-type="float">
            <text:p>188159</text:p>
          </table:table-cell>
          <table:table-cell office:value-type="string" calcext:value-type="string">
            <text:p>103.303.06</text:p>
          </table:table-cell>
          <table:table-cell office:value-type="string" calcext:value-type="string">
            <text:p>BICO LATERAL 8031-4023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4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73" calcext:value-type="float">
            <text:p>188173</text:p>
          </table:table-cell>
          <table:table-cell office:value-type="string" calcext:value-type="string">
            <text:p>103.305.02</text:p>
          </table:table-cell>
          <table:table-cell office:value-type="string" calcext:value-type="string">
            <text:p>PROTEÇÃO LATERAL DIREITA - 8031-4014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23737" calcext:value-type="float">
            <text:p>223737</text:p>
          </table:table-cell>
          <table:table-cell office:value-type="string" calcext:value-type="string">
            <text:p>103.328.CJ</text:p>
          </table:table-cell>
          <table:table-cell office:value-type="string" calcext:value-type="string">
            <text:p>CONJUNTO RESERVATORIO DE ADUBO 4 SAIDAS 6426-4012</text:p>
          </table:table-cell>
          <table:table-cell office:value-type="string" calcext:value-type="string">
            <text:p>CJ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23768" calcext:value-type="float">
            <text:p>223768</text:p>
          </table:table-cell>
          <table:table-cell office:value-type="string" calcext:value-type="string">
            <text:p>103.331.CJ</text:p>
          </table:table-cell>
          <table:table-cell office:value-type="string" calcext:value-type="string">
            <text:p>CONJUNTO RESERVATORIO DE ADUBO 3 SAIDAS 6422-4001</text:p>
          </table:table-cell>
          <table:table-cell office:value-type="string" calcext:value-type="string">
            <text:p>CJ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33870" calcext:value-type="float">
            <text:p>333870</text:p>
          </table:table-cell>
          <table:table-cell office:value-type="string" calcext:value-type="string">
            <text:p>103.351.49</text:p>
          </table:table-cell>
          <table:table-cell office:value-type="string" calcext:value-type="string">
            <text:p>RESERVATORIO DIESEL COM SENSOR 340LTS 7980-4521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3892" calcext:value-type="float">
            <text:p>353892</text:p>
          </table:table-cell>
          <table:table-cell office:value-type="string" calcext:value-type="string">
            <text:p>103.358.49.PT</text:p>
          </table:table-cell>
          <table:table-cell office:value-type="string" calcext:value-type="string">
            <text:p>RESERVATORIO DIESEL 400L - 7991-4141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49625" calcext:value-type="float">
            <text:p>449625</text:p>
          </table:table-cell>
          <table:table-cell office:value-type="string" calcext:value-type="string">
            <text:p>103.365.27.PT</text:p>
          </table:table-cell>
          <table:table-cell office:value-type="string" calcext:value-type="string">
            <text:p>RESERVATÓRIO ADUBO 3100L - 6623-4004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8759" calcext:value-type="float">
            <text:p>368759</text:p>
          </table:table-cell>
          <table:table-cell office:value-type="string" calcext:value-type="string">
            <text:p>103.382.27</text:p>
          </table:table-cell>
          <table:table-cell office:value-type="string" calcext:value-type="string">
            <text:p>RESERVATÓRIO SEMENTE 2000 LITROS - 6627-4000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.IMPLEMENTOS AGRICOLAS VENCE TUDO</text:p>
          </table:table-cell>
          <table:table-cell office:value-type="float" office:value="267908" calcext:value-type="float">
            <text:p>267908</text:p>
          </table:table-cell>
          <table:table-cell office:value-type="string" calcext:value-type="string">
            <text:p>105.190.03</text:p>
          </table:table-cell>
          <table:table-cell office:value-type="string" calcext:value-type="string">
            <text:p>BICO CENTRAL DIREITO 45-70 500419000 (SEM FURACAO)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4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NES MIGUEL RUPPENTHAL</text:p>
          </table:table-cell>
          <table:table-cell office:value-type="float" office:value="185622" calcext:value-type="float">
            <text:p>185622</text:p>
          </table:table-cell>
          <table:table-cell office:value-type="string" calcext:value-type="string">
            <text:p>124.508.CJ</text:p>
          </table:table-cell>
          <table:table-cell office:value-type="string" calcext:value-type="string">
            <text:p>TANQUE AGRICOLA 600</text:p>
          </table:table-cell>
          <table:table-cell office:value-type="string" calcext:value-type="string">
            <text:p>CJ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267434" calcext:value-type="float">
            <text:p>267434</text:p>
          </table:table-cell>
          <table:table-cell office:value-type="string" calcext:value-type="string">
            <text:p>180.075.49.bl</text:p>
          </table:table-cell>
          <table:table-cell office:value-type="string" calcext:value-type="string">
            <text:p>TANQUE COMBUST.F10 - ACW077686A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66403" calcext:value-type="float">
            <text:p>366403</text:p>
          </table:table-cell>
          <table:table-cell office:value-type="string" calcext:value-type="string">
            <text:p>191.008.53</text:p>
          </table:table-cell>
          <table:table-cell office:value-type="string" calcext:value-type="string">
            <text:p>BICO LATERAL DIREITO VERMELHO IIH005000008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66427" calcext:value-type="float">
            <text:p>366427</text:p>
          </table:table-cell>
          <table:table-cell office:value-type="string" calcext:value-type="string">
            <text:p>191.009.53</text:p>
          </table:table-cell>
          <table:table-cell office:value-type="string" calcext:value-type="string">
            <text:p>BICO LATERAL ESQUERDO VERMELHO IIH005000009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77634" calcext:value-type="float">
            <text:p>177634</text:p>
          </table:table-cell>
          <table:table-cell office:value-type="string" calcext:value-type="string">
            <text:p>191.015.02</text:p>
          </table:table-cell>
          <table:table-cell office:value-type="string" calcext:value-type="string">
            <text:p>PORTA BICO CENTRAL 55-60 IPM000000885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204170" calcext:value-type="float">
            <text:p>204170</text:p>
          </table:table-cell>
          <table:table-cell office:value-type="string" calcext:value-type="string">
            <text:p>191.021.02</text:p>
          </table:table-cell>
          <table:table-cell office:value-type="string" calcext:value-type="string">
            <text:p>SUPORTE BICA ROTOMOLDADO ICG003004018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204187" calcext:value-type="float">
            <text:p>204187</text:p>
          </table:table-cell>
          <table:table-cell office:value-type="string" calcext:value-type="string">
            <text:p>191.022.02</text:p>
          </table:table-cell>
          <table:table-cell office:value-type="string" calcext:value-type="string">
            <text:p>BICA DESCARGA TUBO D80 ROTOMOLDADA ICG003004017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0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CS SUPER AGUA LTDA</text:p>
          </table:table-cell>
          <table:table-cell office:value-type="float" office:value="341592" calcext:value-type="float">
            <text:p>341592</text:p>
          </table:table-cell>
          <table:table-cell office:value-type="string" calcext:value-type="string">
            <text:p>239.013.74</text:p>
          </table:table-cell>
          <table:table-cell office:value-type="string" calcext:value-type="string">
            <text:p>CARENAGEM INTERMEDIARIA 204 (SERVIÇO DE ROTOMOLDAGEM)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CS SUPER AGUA LTDA</text:p>
          </table:table-cell>
          <table:table-cell office:value-type="float" office:value="341608" calcext:value-type="float">
            <text:p>341608</text:p>
          </table:table-cell>
          <table:table-cell office:value-type="string" calcext:value-type="string">
            <text:p>239.014.74</text:p>
          </table:table-cell>
          <table:table-cell office:value-type="string" calcext:value-type="string">
            <text:p>CARENAGEM SUPERIOR 204 (SERVIÇO DE ROTOMOLDAGEM)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CS SUPER AGUA LTDA</text:p>
          </table:table-cell>
          <table:table-cell office:value-type="float" office:value="341622" calcext:value-type="float">
            <text:p>341622</text:p>
          </table:table-cell>
          <table:table-cell office:value-type="string" calcext:value-type="string">
            <text:p>239.016.74</text:p>
          </table:table-cell>
          <table:table-cell office:value-type="string" calcext:value-type="string">
            <text:p>TAMPA DEPOSITO 204 (SERVIÇO DE ROTOMOLDAGEM)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RODUFORT IND.E COM.EQUIPAMENTOS LTDA</text:p>
          </table:table-cell>
          <table:table-cell office:value-type="float" office:value="267564" calcext:value-type="float">
            <text:p>267564</text:p>
          </table:table-cell>
          <table:table-cell office:value-type="string" calcext:value-type="string">
            <text:p>261.003.77</text:p>
          </table:table-cell>
          <table:table-cell office:value-type="string" calcext:value-type="string">
            <text:p>CAIXA RESERVATORIO MD 600 - 002007001 - AMARELO</text:p>
          </table:table-cell>
          <table:table-cell office:value-type="string" calcext:value-type="string">
            <text:p>PC</text:p>
          </table:table-cell>
          <table:table-cell office:value-type="date" office:date-value="2025-05-23" calcext:value-type="date">
            <text:p>23/5/20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103.006.06</text:p>
          </table:table-cell>
          <table:table-cell office:value-type="string" calcext:value-type="string">
            <text:p>TUBO TELESCOPICO III - 1071-4112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35" calcext:value-type="float">
            <text:p>188135</text:p>
          </table:table-cell>
          <table:table-cell office:value-type="string" calcext:value-type="string">
            <text:p>103.301.CJ</text:p>
          </table:table-cell>
          <table:table-cell office:value-type="string" calcext:value-type="string">
            <text:p>CONJUNTO MONTADO CARENAGEM LATERAL DIREITA COM COMPLEMENTO 8031-4019</text:p>
          </table:table-cell>
          <table:table-cell office:value-type="string" calcext:value-type="string">
            <text:p>CJ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42" calcext:value-type="float">
            <text:p>188142</text:p>
          </table:table-cell>
          <table:table-cell office:value-type="string" calcext:value-type="string">
            <text:p>103.302.CJ</text:p>
          </table:table-cell>
          <table:table-cell office:value-type="string" calcext:value-type="string">
            <text:p>CONJUNTO MONTADO CARENAGEM LATERAL ESQUERDA COM COMPLEMENTO 8031-4020</text:p>
          </table:table-cell>
          <table:table-cell office:value-type="string" calcext:value-type="string">
            <text:p>CJ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73" calcext:value-type="float">
            <text:p>188173</text:p>
          </table:table-cell>
          <table:table-cell office:value-type="string" calcext:value-type="string">
            <text:p>103.305.02</text:p>
          </table:table-cell>
          <table:table-cell office:value-type="string" calcext:value-type="string">
            <text:p>PROTEÇÃO LATERAL DIREITA - 8031-4014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47214" calcext:value-type="float">
            <text:p>247214</text:p>
          </table:table-cell>
          <table:table-cell office:value-type="string" calcext:value-type="string">
            <text:p>103.342.27</text:p>
          </table:table-cell>
          <table:table-cell office:value-type="string" calcext:value-type="string">
            <text:p>TANQUE PRODUTO 2000LTS-SEMENTE 7960-4001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33955" calcext:value-type="float">
            <text:p>333955</text:p>
          </table:table-cell>
          <table:table-cell office:value-type="string" calcext:value-type="string">
            <text:p>103.354.02</text:p>
          </table:table-cell>
          <table:table-cell office:value-type="string" calcext:value-type="string">
            <text:p>RESERVATORIO DE AGUA LIMPA 400L - 7990-4880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3892" calcext:value-type="float">
            <text:p>353892</text:p>
          </table:table-cell>
          <table:table-cell office:value-type="string" calcext:value-type="string">
            <text:p>103.358.49.PT</text:p>
          </table:table-cell>
          <table:table-cell office:value-type="string" calcext:value-type="string">
            <text:p>RESERVATORIO DIESEL 400L - 7991-4141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9436" calcext:value-type="float">
            <text:p>359436</text:p>
          </table:table-cell>
          <table:table-cell office:value-type="string" calcext:value-type="string">
            <text:p>103.361.75.PT</text:p>
          </table:table-cell>
          <table:table-cell office:value-type="string" calcext:value-type="string">
            <text:p>CARENAGEM LATERAL DIR - 8031-4268</text:p>
          </table:table-cell>
          <table:table-cell office:value-type="string" calcext:value-type="string">
            <text:p>UN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9450" calcext:value-type="float">
            <text:p>359450</text:p>
          </table:table-cell>
          <table:table-cell office:value-type="string" calcext:value-type="string">
            <text:p>103.362.75.PT</text:p>
          </table:table-cell>
          <table:table-cell office:value-type="string" calcext:value-type="string">
            <text:p>CARENAGEM LATERAL ESQ - 8031-4269</text:p>
          </table:table-cell>
          <table:table-cell office:value-type="string" calcext:value-type="string">
            <text:p>UN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49625" calcext:value-type="float">
            <text:p>449625</text:p>
          </table:table-cell>
          <table:table-cell office:value-type="string" calcext:value-type="string">
            <text:p>103.365.27.PT</text:p>
          </table:table-cell>
          <table:table-cell office:value-type="string" calcext:value-type="string">
            <text:p>RESERVATÓRIO ADUBO 3100L - 6623-4004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8759" calcext:value-type="float">
            <text:p>368759</text:p>
          </table:table-cell>
          <table:table-cell office:value-type="string" calcext:value-type="string">
            <text:p>103.382.27</text:p>
          </table:table-cell>
          <table:table-cell office:value-type="string" calcext:value-type="string">
            <text:p>RESERVATÓRIO SEMENTE 2000 LITROS - 6627-4000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17" calcext:value-type="float">
            <text:p>413817</text:p>
          </table:table-cell>
          <table:table-cell office:value-type="string" calcext:value-type="string">
            <text:p>103.399.49.PT</text:p>
          </table:table-cell>
          <table:table-cell office:value-type="string" calcext:value-type="string">
            <text:p>RESERVATÓRIO DE ÁGUA LIMPA 250 LITROS - 7960-4650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31" calcext:value-type="float">
            <text:p>413831</text:p>
          </table:table-cell>
          <table:table-cell office:value-type="string" calcext:value-type="string">
            <text:p>103.400.27.PT</text:p>
          </table:table-cell>
          <table:table-cell office:value-type="string" calcext:value-type="string">
            <text:p>RESERVATÓRIO PEAD 2000 LITROS - 7960-4648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1300" calcext:value-type="float">
            <text:p>421300</text:p>
          </table:table-cell>
          <table:table-cell office:value-type="string" calcext:value-type="string">
            <text:p>103.409.CJ</text:p>
          </table:table-cell>
          <table:table-cell office:value-type="string" calcext:value-type="string">
            <text:p>CONJ. TUBO TELESCÓPICO LONGO - 1125-4119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60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627" calcext:value-type="float">
            <text:p>429627</text:p>
          </table:table-cell>
          <table:table-cell office:value-type="string" calcext:value-type="string">
            <text:p>103.413.CJ.PT</text:p>
          </table:table-cell>
          <table:table-cell office:value-type="string" calcext:value-type="string">
            <text:p>CJ RESERVATORIO ADUBO 3 SAIDAS - 6809-4016</text:p>
          </table:table-cell>
          <table:table-cell office:value-type="string" calcext:value-type="string">
            <text:p>CJ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658" calcext:value-type="float">
            <text:p>429658</text:p>
          </table:table-cell>
          <table:table-cell office:value-type="string" calcext:value-type="string">
            <text:p>103.415.CJ.PT</text:p>
          </table:table-cell>
          <table:table-cell office:value-type="string" calcext:value-type="string">
            <text:p>CJ RESERVATORIO SEMENTE 3 SAIDAS 6809-4018</text:p>
          </table:table-cell>
          <table:table-cell office:value-type="string" calcext:value-type="string">
            <text:p>CJ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34003" calcext:value-type="float">
            <text:p>434003</text:p>
          </table:table-cell>
          <table:table-cell office:value-type="string" calcext:value-type="string">
            <text:p>103.421.75.PT</text:p>
          </table:table-cell>
          <table:table-cell office:value-type="string" calcext:value-type="string">
            <text:p>FECHAMENTO LAT SUPERIOR - 8031-4270</text:p>
          </table:table-cell>
          <table:table-cell office:value-type="string" calcext:value-type="string">
            <text:p>UN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220842" calcext:value-type="float">
            <text:p>220842</text:p>
          </table:table-cell>
          <table:table-cell office:value-type="string" calcext:value-type="string">
            <text:p>180.067.49.BL</text:p>
          </table:table-cell>
          <table:table-cell office:value-type="string" calcext:value-type="string">
            <text:p>TANQUE DE COMBUSTIVEL LE V2 - ACW185941B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267359" calcext:value-type="float">
            <text:p>267359</text:p>
          </table:table-cell>
          <table:table-cell office:value-type="string" calcext:value-type="string">
            <text:p>180.068.49</text:p>
          </table:table-cell>
          <table:table-cell office:value-type="string" calcext:value-type="string">
            <text:p>TANQUE COMBUST.F11 - ACW077853A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267083" calcext:value-type="float">
            <text:p>267083</text:p>
          </table:table-cell>
          <table:table-cell office:value-type="string" calcext:value-type="string">
            <text:p>180.069.49.BL</text:p>
          </table:table-cell>
          <table:table-cell office:value-type="string" calcext:value-type="string">
            <text:p>TANQUE COMBUST.F9 - 4384962M94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267366" calcext:value-type="float">
            <text:p>267366</text:p>
          </table:table-cell>
          <table:table-cell office:value-type="string" calcext:value-type="string">
            <text:p>180.070.49.bl</text:p>
          </table:table-cell>
          <table:table-cell office:value-type="string" calcext:value-type="string">
            <text:p>TANQUE COMBUST.F6 - 4384960M94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326797" calcext:value-type="float">
            <text:p>326797</text:p>
          </table:table-cell>
          <table:table-cell office:value-type="string" calcext:value-type="string">
            <text:p>180.079.49</text:p>
          </table:table-cell>
          <table:table-cell office:value-type="string" calcext:value-type="string">
            <text:p>TANQUE DE COMBUSTIVEL 95L C1 ACW229771A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393959" calcext:value-type="float">
            <text:p>393959</text:p>
          </table:table-cell>
          <table:table-cell office:value-type="string" calcext:value-type="string">
            <text:p>182.013.49</text:p>
          </table:table-cell>
          <table:table-cell office:value-type="string" calcext:value-type="string">
            <text:p>TANQUE ADC COMB - ACX4156250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0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60517" calcext:value-type="float">
            <text:p>360517</text:p>
          </table:table-cell>
          <table:table-cell office:value-type="string" calcext:value-type="string">
            <text:p>191.077.02</text:p>
          </table:table-cell>
          <table:table-cell office:value-type="string" calcext:value-type="string">
            <text:p>LATERAL ESQUERDA FLEXER - IPCX03014142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CS SUPER AGUA LTDA</text:p>
          </table:table-cell>
          <table:table-cell office:value-type="float" office:value="446242" calcext:value-type="float">
            <text:p>446242</text:p>
          </table:table-cell>
          <table:table-cell office:value-type="string" calcext:value-type="string">
            <text:p>239.022.74.PT</text:p>
          </table:table-cell>
          <table:table-cell office:value-type="string" calcext:value-type="string">
            <text:p>CARENAGEM INTERMEDIARIA (SERVIÇO DE ROTOMOLDAGEM)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CS SUPER AGUA LTDA</text:p>
          </table:table-cell>
          <table:table-cell office:value-type="float" office:value="446327" calcext:value-type="float">
            <text:p>446327</text:p>
          </table:table-cell>
          <table:table-cell office:value-type="string" calcext:value-type="string">
            <text:p>239.023.74.PT</text:p>
          </table:table-cell>
          <table:table-cell office:value-type="string" calcext:value-type="string">
            <text:p>CARENAGEM SUPERIOR (SERVIÇO DE ROTOMOLDAGEM)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CS SUPER AGUA LTDA</text:p>
          </table:table-cell>
          <table:table-cell office:value-type="float" office:value="446341" calcext:value-type="float">
            <text:p>446341</text:p>
          </table:table-cell>
          <table:table-cell office:value-type="string" calcext:value-type="string">
            <text:p>239.024.74.PT</text:p>
          </table:table-cell>
          <table:table-cell office:value-type="string" calcext:value-type="string">
            <text:p>DEPOSITO DE INSUMOS (SERVIÇO DE ROTOMOLDAGEM)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CS SUPER AGUA LTDA</text:p>
          </table:table-cell>
          <table:table-cell office:value-type="float" office:value="446365" calcext:value-type="float">
            <text:p>446365</text:p>
          </table:table-cell>
          <table:table-cell office:value-type="string" calcext:value-type="string">
            <text:p>239.025.74.PT</text:p>
          </table:table-cell>
          <table:table-cell office:value-type="string" calcext:value-type="string">
            <text:p>TAMPA DO DEPOSITO (SERVIÇO DE ROTOMOLDAGEM)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EPEL MAQUINAS E EQUIPAMENTOS LTDA</text:p>
          </table:table-cell>
          <table:table-cell office:value-type="float" office:value="279611" calcext:value-type="float">
            <text:p>279611</text:p>
          </table:table-cell>
          <table:table-cell office:value-type="string" calcext:value-type="string">
            <text:p>260.047.77</text:p>
          </table:table-cell>
          <table:table-cell office:value-type="string" calcext:value-type="string">
            <text:p>TANQUE ESFERICO 5.0 - AMARELO</text:p>
          </table:table-cell>
          <table:table-cell office:value-type="string" calcext:value-type="string">
            <text:p>PC</text:p>
          </table:table-cell>
          <table:table-cell office:value-type="date" office:date-value="2025-05-26" calcext:value-type="date">
            <text:p>26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6583" calcext:value-type="float">
            <text:p>6583</text:p>
          </table:table-cell>
          <table:table-cell office:value-type="string" calcext:value-type="string">
            <text:p>103.055.06</text:p>
          </table:table-cell>
          <table:table-cell office:value-type="string" calcext:value-type="string">
            <text:p>BICO CENTRAL 50 8036-4107</text:p>
          </table:table-cell>
          <table:table-cell office:value-type="string" calcext:value-type="string">
            <text:p>UN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6698" calcext:value-type="float">
            <text:p>186698</text:p>
          </table:table-cell>
          <table:table-cell office:value-type="string" calcext:value-type="string">
            <text:p>103.296.27</text:p>
          </table:table-cell>
          <table:table-cell office:value-type="string" calcext:value-type="string">
            <text:p>RESERVATÓRIO CENTRAL DE SEMENTES 1100KG - 6432-4002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20, 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35" calcext:value-type="float">
            <text:p>188135</text:p>
          </table:table-cell>
          <table:table-cell office:value-type="string" calcext:value-type="string">
            <text:p>103.301.CJ</text:p>
          </table:table-cell>
          <table:table-cell office:value-type="string" calcext:value-type="string">
            <text:p>CONJUNTO MONTADO CARENAGEM LATERAL DIREITA COM COMPLEMENTO 8031-4019</text:p>
          </table:table-cell>
          <table:table-cell office:value-type="string" calcext:value-type="string">
            <text:p>CJ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42" calcext:value-type="float">
            <text:p>188142</text:p>
          </table:table-cell>
          <table:table-cell office:value-type="string" calcext:value-type="string">
            <text:p>103.302.CJ</text:p>
          </table:table-cell>
          <table:table-cell office:value-type="string" calcext:value-type="string">
            <text:p>CONJUNTO MONTADO CARENAGEM LATERAL ESQUERDA COM COMPLEMENTO 8031-4020</text:p>
          </table:table-cell>
          <table:table-cell office:value-type="string" calcext:value-type="string">
            <text:p>CJ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80" calcext:value-type="float">
            <text:p>188180</text:p>
          </table:table-cell>
          <table:table-cell office:value-type="string" calcext:value-type="string">
            <text:p>103.306.02</text:p>
          </table:table-cell>
          <table:table-cell office:value-type="string" calcext:value-type="string">
            <text:p>PROTEÇÃO LATERAL ESQUERDA - 8031-4015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6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517" calcext:value-type="float">
            <text:p>188517</text:p>
          </table:table-cell>
          <table:table-cell office:value-type="string" calcext:value-type="string">
            <text:p>103.307.27</text:p>
          </table:table-cell>
          <table:table-cell office:value-type="string" calcext:value-type="string">
            <text:p>RESERVATORIO CENTRAL SEMENTES - 6426-4017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23737" calcext:value-type="float">
            <text:p>223737</text:p>
          </table:table-cell>
          <table:table-cell office:value-type="string" calcext:value-type="string">
            <text:p>103.328.CJ</text:p>
          </table:table-cell>
          <table:table-cell office:value-type="string" calcext:value-type="string">
            <text:p>CONJUNTO RESERVATORIO DE ADUBO 4 SAIDAS 6426-4012</text:p>
          </table:table-cell>
          <table:table-cell office:value-type="string" calcext:value-type="string">
            <text:p>CJ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47214" calcext:value-type="float">
            <text:p>247214</text:p>
          </table:table-cell>
          <table:table-cell office:value-type="string" calcext:value-type="string">
            <text:p>103.342.27</text:p>
          </table:table-cell>
          <table:table-cell office:value-type="string" calcext:value-type="string">
            <text:p>TANQUE PRODUTO 2000LTS-SEMENTE 7960-4001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66956" calcext:value-type="float">
            <text:p>266956</text:p>
          </table:table-cell>
          <table:table-cell office:value-type="string" calcext:value-type="string">
            <text:p>103.343.49</text:p>
          </table:table-cell>
          <table:table-cell office:value-type="string" calcext:value-type="string">
            <text:p>TANQUE DE COMBUSTIVEL - 7960-4168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84073" calcext:value-type="float">
            <text:p>284073</text:p>
          </table:table-cell>
          <table:table-cell office:value-type="string" calcext:value-type="string">
            <text:p>103.346.CJ</text:p>
          </table:table-cell>
          <table:table-cell office:value-type="string" calcext:value-type="string">
            <text:p>CONJ. RESERVATÓRIO CALDA PEAD 2400L - PRETO - 7980-4646</text:p>
          </table:table-cell>
          <table:table-cell office:value-type="string" calcext:value-type="string">
            <text:p>CJ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33955" calcext:value-type="float">
            <text:p>333955</text:p>
          </table:table-cell>
          <table:table-cell office:value-type="string" calcext:value-type="string">
            <text:p>103.354.02</text:p>
          </table:table-cell>
          <table:table-cell office:value-type="string" calcext:value-type="string">
            <text:p>RESERVATORIO DE AGUA LIMPA 400L - 7990-4880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3892" calcext:value-type="float">
            <text:p>353892</text:p>
          </table:table-cell>
          <table:table-cell office:value-type="string" calcext:value-type="string">
            <text:p>103.358.49.PT</text:p>
          </table:table-cell>
          <table:table-cell office:value-type="string" calcext:value-type="string">
            <text:p>RESERVATORIO DIESEL 400L - 7991-4141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8759" calcext:value-type="float">
            <text:p>368759</text:p>
          </table:table-cell>
          <table:table-cell office:value-type="string" calcext:value-type="string">
            <text:p>103.382.27</text:p>
          </table:table-cell>
          <table:table-cell office:value-type="string" calcext:value-type="string">
            <text:p>RESERVATÓRIO SEMENTE 2000 LITROS - 6627-4000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49618" calcext:value-type="float">
            <text:p>449618</text:p>
          </table:table-cell>
          <table:table-cell office:value-type="string" calcext:value-type="string">
            <text:p>103.383.27.PT</text:p>
          </table:table-cell>
          <table:table-cell office:value-type="string" calcext:value-type="string">
            <text:p>RESERVATÓRIO ADUBO 4100L - 6627-4004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17" calcext:value-type="float">
            <text:p>413817</text:p>
          </table:table-cell>
          <table:table-cell office:value-type="string" calcext:value-type="string">
            <text:p>103.399.49.PT</text:p>
          </table:table-cell>
          <table:table-cell office:value-type="string" calcext:value-type="string">
            <text:p>RESERVATÓRIO DE ÁGUA LIMPA 250 LITROS - 7960-4650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689" calcext:value-type="float">
            <text:p>429689</text:p>
          </table:table-cell>
          <table:table-cell office:value-type="string" calcext:value-type="string">
            <text:p>103.417.CJ.PT</text:p>
          </table:table-cell>
          <table:table-cell office:value-type="string" calcext:value-type="string">
            <text:p>CJ RESERV. ADUBO 4 SAIDAS - 6809-4017</text:p>
          </table:table-cell>
          <table:table-cell office:value-type="string" calcext:value-type="string">
            <text:p>CJ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76010" calcext:value-type="float">
            <text:p>476010</text:p>
          </table:table-cell>
          <table:table-cell office:value-type="string" calcext:value-type="string">
            <text:p>103.426.27.PT</text:p>
          </table:table-cell>
          <table:table-cell office:value-type="string" calcext:value-type="string">
            <text:p>RESERVATORIO AGUA LIMPA 65L - 6616-4007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76034" calcext:value-type="float">
            <text:p>476034</text:p>
          </table:table-cell>
          <table:table-cell office:value-type="string" calcext:value-type="string">
            <text:p>103.427.27.PT</text:p>
          </table:table-cell>
          <table:table-cell office:value-type="string" calcext:value-type="string">
            <text:p>RESERVATORIO CALDA 1,25M³ - 6620-4002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76058" calcext:value-type="float">
            <text:p>476058</text:p>
          </table:table-cell>
          <table:table-cell office:value-type="string" calcext:value-type="string">
            <text:p>103.428.27.PT</text:p>
          </table:table-cell>
          <table:table-cell office:value-type="string" calcext:value-type="string">
            <text:p>RESERVATORIO FERTILIZANTE 3M³ - 6620-4000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76072" calcext:value-type="float">
            <text:p>476072</text:p>
          </table:table-cell>
          <table:table-cell office:value-type="string" calcext:value-type="string">
            <text:p>103.429.27.PT</text:p>
          </table:table-cell>
          <table:table-cell office:value-type="string" calcext:value-type="string">
            <text:p>RESERVATORIO SEMENTE 2,2M³ - 6620-4001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0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ESTRUTURAL ZORTEA IND. COM. LTDA</text:p>
          </table:table-cell>
          <table:table-cell office:value-type="float" office:value="155694" calcext:value-type="float">
            <text:p>155694</text:p>
          </table:table-cell>
          <table:table-cell office:value-type="string" calcext:value-type="string">
            <text:p>169.010.06</text:p>
          </table:table-cell>
          <table:table-cell office:value-type="string" calcext:value-type="string">
            <text:p>TAMPA RESERVATORIO DE ADUBO 1200 - 200000357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ESTRUTURAL ZORTEA IND. COM. LTDA</text:p>
          </table:table-cell>
          <table:table-cell office:value-type="float" office:value="155892" calcext:value-type="float">
            <text:p>155892</text:p>
          </table:table-cell>
          <table:table-cell office:value-type="string" calcext:value-type="string">
            <text:p>169.014.06</text:p>
          </table:table-cell>
          <table:table-cell office:value-type="string" calcext:value-type="string">
            <text:p>TAMPA RESERVATORIO DE ADUBO 800 - PA450092 - 200000354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ESTRUTURAL ZORTEA IND. COM. LTDA</text:p>
          </table:table-cell>
          <table:table-cell office:value-type="float" office:value="155922" calcext:value-type="float">
            <text:p>155922</text:p>
          </table:table-cell>
          <table:table-cell office:value-type="string" calcext:value-type="string">
            <text:p>169.017.06</text:p>
          </table:table-cell>
          <table:table-cell office:value-type="string" calcext:value-type="string">
            <text:p>TAMPA RESERVATORIO DE SEMENTE 1200 - 200000344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110259" calcext:value-type="float">
            <text:p>110259</text:p>
          </table:table-cell>
          <table:table-cell office:value-type="string" calcext:value-type="string">
            <text:p>180.035.47</text:p>
          </table:table-cell>
          <table:table-cell office:value-type="string" calcext:value-type="string">
            <text:p>BLINDAGEM LATERAL DIREITA MF 6287956M1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168861" calcext:value-type="float">
            <text:p>168861</text:p>
          </table:table-cell>
          <table:table-cell office:value-type="string" calcext:value-type="string">
            <text:p>180.044.47</text:p>
          </table:table-cell>
          <table:table-cell office:value-type="string" calcext:value-type="string">
            <text:p>BLINDAGEM LATERAL ESQUERDA MF COM RECORTE 6318317M1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224482" calcext:value-type="float">
            <text:p>224482</text:p>
          </table:table-cell>
          <table:table-cell office:value-type="string" calcext:value-type="string">
            <text:p>191.008.07</text:p>
          </table:table-cell>
          <table:table-cell office:value-type="string" calcext:value-type="string">
            <text:p>BICO LATERAL DIREITO GS VERDE IGS005000008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259002" calcext:value-type="float">
            <text:p>259002</text:p>
          </table:table-cell>
          <table:table-cell office:value-type="string" calcext:value-type="string">
            <text:p>191.024.02</text:p>
          </table:table-cell>
          <table:table-cell office:value-type="string" calcext:value-type="string">
            <text:p>BICO LATERAL DIREITO VELLOX - IPM008021001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259071" calcext:value-type="float">
            <text:p>259071</text:p>
          </table:table-cell>
          <table:table-cell office:value-type="string" calcext:value-type="string">
            <text:p>191.027.02</text:p>
          </table:table-cell>
          <table:table-cell office:value-type="string" calcext:value-type="string">
            <text:p>PORTA BICO LATERAL ESQUERDO VELLOX - IPM008021004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21969" calcext:value-type="float">
            <text:p>321969</text:p>
          </table:table-cell>
          <table:table-cell office:value-type="string" calcext:value-type="string">
            <text:p>191.031.02.BL</text:p>
          </table:table-cell>
          <table:table-cell office:value-type="string" calcext:value-type="string">
            <text:p>PORTA BICO LATERAL ESQUERDO - IPM004000304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22072" calcext:value-type="float">
            <text:p>322072</text:p>
          </table:table-cell>
          <table:table-cell office:value-type="string" calcext:value-type="string">
            <text:p>191.032.02</text:p>
          </table:table-cell>
          <table:table-cell office:value-type="string" calcext:value-type="string">
            <text:p>BICO LATERAL EQUERDO - IPM004000027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21983" calcext:value-type="float">
            <text:p>321983</text:p>
          </table:table-cell>
          <table:table-cell office:value-type="string" calcext:value-type="string">
            <text:p>191.033.02</text:p>
          </table:table-cell>
          <table:table-cell office:value-type="string" calcext:value-type="string">
            <text:p>BICO LATERAL DIREITO - IPM004000026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60456" calcext:value-type="float">
            <text:p>360456</text:p>
          </table:table-cell>
          <table:table-cell office:value-type="string" calcext:value-type="string">
            <text:p>191.074.02</text:p>
          </table:table-cell>
          <table:table-cell office:value-type="string" calcext:value-type="string">
            <text:p>BICO DIREITO FLEXER - IPCX03014135</text:p>
          </table:table-cell>
          <table:table-cell office:value-type="string" calcext:value-type="string">
            <text:p>PC</text:p>
          </table:table-cell>
          <table:table-cell office:value-type="date" office:date-value="2025-05-27" calcext:value-type="date">
            <text:p>27/5/20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103.005.06</text:p>
          </table:table-cell>
          <table:table-cell office:value-type="string" calcext:value-type="string">
            <text:p>TUBO TELESCOPICO II - 1071-4111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103.005.06</text:p>
          </table:table-cell>
          <table:table-cell office:value-type="string" calcext:value-type="string">
            <text:p>TUBO TELESCOPICO II - 1071-4111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103.016.06</text:p>
          </table:table-cell>
          <table:table-cell office:value-type="string" calcext:value-type="string">
            <text:p>BOCAL DE SAIDA - 1074-4119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6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098" calcext:value-type="float">
            <text:p>188098</text:p>
          </table:table-cell>
          <table:table-cell office:value-type="string" calcext:value-type="string">
            <text:p>103.297.75</text:p>
          </table:table-cell>
          <table:table-cell office:value-type="string" calcext:value-type="string">
            <text:p>CARENAGEM CENTRAL 45 BAIXA 8031-4021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42" calcext:value-type="float">
            <text:p>188142</text:p>
          </table:table-cell>
          <table:table-cell office:value-type="string" calcext:value-type="string">
            <text:p>103.302.CJ</text:p>
          </table:table-cell>
          <table:table-cell office:value-type="string" calcext:value-type="string">
            <text:p>CONJUNTO MONTADO CARENAGEM LATERAL ESQUERDA COM COMPLEMENTO 8031-4020</text:p>
          </table:table-cell>
          <table:table-cell office:value-type="string" calcext:value-type="string">
            <text:p>CJ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59" calcext:value-type="float">
            <text:p>188159</text:p>
          </table:table-cell>
          <table:table-cell office:value-type="string" calcext:value-type="string">
            <text:p>103.303.06</text:p>
          </table:table-cell>
          <table:table-cell office:value-type="string" calcext:value-type="string">
            <text:p>BICO LATERAL 8031-4023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4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73" calcext:value-type="float">
            <text:p>188173</text:p>
          </table:table-cell>
          <table:table-cell office:value-type="string" calcext:value-type="string">
            <text:p>103.305.02</text:p>
          </table:table-cell>
          <table:table-cell office:value-type="string" calcext:value-type="string">
            <text:p>PROTEÇÃO LATERAL DIREITA - 8031-4014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80" calcext:value-type="float">
            <text:p>188180</text:p>
          </table:table-cell>
          <table:table-cell office:value-type="string" calcext:value-type="string">
            <text:p>103.306.02</text:p>
          </table:table-cell>
          <table:table-cell office:value-type="string" calcext:value-type="string">
            <text:p>PROTEÇÃO LATERAL ESQUERDA - 8031-4015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6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517" calcext:value-type="float">
            <text:p>188517</text:p>
          </table:table-cell>
          <table:table-cell office:value-type="string" calcext:value-type="string">
            <text:p>103.307.27</text:p>
          </table:table-cell>
          <table:table-cell office:value-type="string" calcext:value-type="string">
            <text:p>RESERVATORIO CENTRAL SEMENTES - 6426-4017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94860" calcext:value-type="float">
            <text:p>194860</text:p>
          </table:table-cell>
          <table:table-cell office:value-type="string" calcext:value-type="string">
            <text:p>103.315.CJ</text:p>
          </table:table-cell>
          <table:table-cell office:value-type="string" calcext:value-type="string">
            <text:p>RESERVATORIO CALDA PEAD 3000 - 7990-4333</text:p>
          </table:table-cell>
          <table:table-cell office:value-type="string" calcext:value-type="string">
            <text:p>CJ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23768" calcext:value-type="float">
            <text:p>223768</text:p>
          </table:table-cell>
          <table:table-cell office:value-type="string" calcext:value-type="string">
            <text:p>103.331.CJ</text:p>
          </table:table-cell>
          <table:table-cell office:value-type="string" calcext:value-type="string">
            <text:p>CONJUNTO RESERVATORIO DE ADUBO 3 SAIDAS 6422-4001</text:p>
          </table:table-cell>
          <table:table-cell office:value-type="string" calcext:value-type="string">
            <text:p>CJ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16866" calcext:value-type="float">
            <text:p>316866</text:p>
          </table:table-cell>
          <table:table-cell office:value-type="string" calcext:value-type="string">
            <text:p>103.347.02</text:p>
          </table:table-cell>
          <table:table-cell office:value-type="string" calcext:value-type="string">
            <text:p>PROTECAO BATERIA DUPLA - 7990-4971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33955" calcext:value-type="float">
            <text:p>333955</text:p>
          </table:table-cell>
          <table:table-cell office:value-type="string" calcext:value-type="string">
            <text:p>103.354.02</text:p>
          </table:table-cell>
          <table:table-cell office:value-type="string" calcext:value-type="string">
            <text:p>RESERVATORIO DE AGUA LIMPA 400L - 7990-4880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3892" calcext:value-type="float">
            <text:p>353892</text:p>
          </table:table-cell>
          <table:table-cell office:value-type="string" calcext:value-type="string">
            <text:p>103.358.49.PT</text:p>
          </table:table-cell>
          <table:table-cell office:value-type="string" calcext:value-type="string">
            <text:p>RESERVATORIO DIESEL 400L - 7991-4141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3892" calcext:value-type="float">
            <text:p>353892</text:p>
          </table:table-cell>
          <table:table-cell office:value-type="string" calcext:value-type="string">
            <text:p>103.358.49.PT</text:p>
          </table:table-cell>
          <table:table-cell office:value-type="string" calcext:value-type="string">
            <text:p>RESERVATORIO DIESEL 400L - 7991-4141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085" calcext:value-type="float">
            <text:p>362085</text:p>
          </table:table-cell>
          <table:table-cell office:value-type="string" calcext:value-type="string">
            <text:p>103.380.02</text:p>
          </table:table-cell>
          <table:table-cell office:value-type="string" calcext:value-type="string">
            <text:p>TAMPA RESERVATÓRIO HIDRAULICO 70 LITROS 7409-4064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8759" calcext:value-type="float">
            <text:p>368759</text:p>
          </table:table-cell>
          <table:table-cell office:value-type="string" calcext:value-type="string">
            <text:p>103.382.27</text:p>
          </table:table-cell>
          <table:table-cell office:value-type="string" calcext:value-type="string">
            <text:p>RESERVATÓRIO SEMENTE 2000 LITROS - 6627-4000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49618" calcext:value-type="float">
            <text:p>449618</text:p>
          </table:table-cell>
          <table:table-cell office:value-type="string" calcext:value-type="string">
            <text:p>103.383.27.PT</text:p>
          </table:table-cell>
          <table:table-cell office:value-type="string" calcext:value-type="string">
            <text:p>RESERVATÓRIO ADUBO 4100L - 6627-4004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83103" calcext:value-type="float">
            <text:p>383103</text:p>
          </table:table-cell>
          <table:table-cell office:value-type="string" calcext:value-type="string">
            <text:p>103.388.27</text:p>
          </table:table-cell>
          <table:table-cell office:value-type="string" calcext:value-type="string">
            <text:p>RESERVATORIO 1500 - 7320-4015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17" calcext:value-type="float">
            <text:p>413817</text:p>
          </table:table-cell>
          <table:table-cell office:value-type="string" calcext:value-type="string">
            <text:p>103.399.49.PT</text:p>
          </table:table-cell>
          <table:table-cell office:value-type="string" calcext:value-type="string">
            <text:p>RESERVATÓRIO DE ÁGUA LIMPA 250 LITROS - 7960-4650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55" calcext:value-type="float">
            <text:p>413855</text:p>
          </table:table-cell>
          <table:table-cell office:value-type="string" calcext:value-type="string">
            <text:p>103.401.27.PT</text:p>
          </table:table-cell>
          <table:table-cell office:value-type="string" calcext:value-type="string">
            <text:p>RESERVATÓRIO PEAD 2500 LITROS - 7960-4649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627" calcext:value-type="float">
            <text:p>429627</text:p>
          </table:table-cell>
          <table:table-cell office:value-type="string" calcext:value-type="string">
            <text:p>103.413.CJ.PT</text:p>
          </table:table-cell>
          <table:table-cell office:value-type="string" calcext:value-type="string">
            <text:p>CJ RESERVATORIO ADUBO 3 SAIDAS - 6809-4016</text:p>
          </table:table-cell>
          <table:table-cell office:value-type="string" calcext:value-type="string">
            <text:p>CJ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658" calcext:value-type="float">
            <text:p>429658</text:p>
          </table:table-cell>
          <table:table-cell office:value-type="string" calcext:value-type="string">
            <text:p>103.415.CJ.PT</text:p>
          </table:table-cell>
          <table:table-cell office:value-type="string" calcext:value-type="string">
            <text:p>CJ RESERVATORIO SEMENTE 3 SAIDAS 6809-4018</text:p>
          </table:table-cell>
          <table:table-cell office:value-type="string" calcext:value-type="string">
            <text:p>CJ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719" calcext:value-type="float">
            <text:p>429719</text:p>
          </table:table-cell>
          <table:table-cell office:value-type="string" calcext:value-type="string">
            <text:p>103.419.CJ.PT</text:p>
          </table:table-cell>
          <table:table-cell office:value-type="string" calcext:value-type="string">
            <text:p>CJ RESERV. SEMENTE 4 SAIDAS - 6809-4019</text:p>
          </table:table-cell>
          <table:table-cell office:value-type="string" calcext:value-type="string">
            <text:p>CJ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ELSO GUELFI</text:p>
          </table:table-cell>
          <table:table-cell office:value-type="float" office:value="486354" calcext:value-type="float">
            <text:p>486354</text:p>
          </table:table-cell>
          <table:table-cell office:value-type="string" calcext:value-type="string">
            <text:p>124.511.CJ</text:p>
          </table:table-cell>
          <table:table-cell office:value-type="string" calcext:value-type="string">
            <text:p>PRÉ-MISTURADOR 600 L - 2"1 KIT PERFURADOS DE FRASCOS TPM INOX</text:p>
          </table:table-cell>
          <table:table-cell office:value-type="string" calcext:value-type="string">
            <text:p>CJ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429917" calcext:value-type="float">
            <text:p>429917</text:p>
          </table:table-cell>
          <table:table-cell office:value-type="string" calcext:value-type="string">
            <text:p>191.088.02</text:p>
          </table:table-cell>
          <table:table-cell office:value-type="string" calcext:value-type="string">
            <text:p>BICO ALL SPACE - IPM008122002</text:p>
          </table:table-cell>
          <table:table-cell office:value-type="string" calcext:value-type="string">
            <text:p>PC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rsch do Brasil Industria, Comercio e Importacao de Maquina</text:p>
          </table:table-cell>
          <table:table-cell office:value-type="float" office:value="404686" calcext:value-type="float">
            <text:p>404686</text:p>
          </table:table-cell>
          <table:table-cell office:value-type="string" calcext:value-type="string">
            <text:p>282.001.65</text:p>
          </table:table-cell>
          <table:table-cell office:value-type="string" calcext:value-type="string">
            <text:p>MINIDRILL TANK M23 800L - 60107490</text:p>
          </table:table-cell>
          <table:table-cell office:value-type="string" calcext:value-type="string">
            <text:p>UN</text:p>
          </table:table-cell>
          <table:table-cell office:value-type="date" office:date-value="2025-05-28" calcext:value-type="date">
            <text:p>28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ANDEIRANTE INDUSTRIA E COMERCIO DE MAQUINAS LTDA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102.156.CJ</text:p>
          </table:table-cell>
          <table:table-cell office:value-type="string" calcext:value-type="string">
            <text:p>CJ. CAIXA ADUBO 5300/3200 S-3000 10700119-MF</text:p>
          </table:table-cell>
          <table:table-cell office:value-type="string" calcext:value-type="string">
            <text:p>PC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7152" calcext:value-type="float">
            <text:p>187152</text:p>
          </table:table-cell>
          <table:table-cell office:value-type="string" calcext:value-type="string">
            <text:p>103.159.75</text:p>
          </table:table-cell>
          <table:table-cell office:value-type="string" calcext:value-type="string">
            <text:p>CARENAGEM CENTRAL 90 - 8036-4175</text:p>
          </table:table-cell>
          <table:table-cell office:value-type="string" calcext:value-type="string">
            <text:p>PC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8334" calcext:value-type="float">
            <text:p>8334</text:p>
          </table:table-cell>
          <table:table-cell office:value-type="string" calcext:value-type="string">
            <text:p>103.231.02</text:p>
          </table:table-cell>
          <table:table-cell office:value-type="string" calcext:value-type="string">
            <text:p>ABRIDOR DE LINHA GLADIADOR 7911-4554</text:p>
          </table:table-cell>
          <table:table-cell office:value-type="string" calcext:value-type="string">
            <text:p>PC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35" calcext:value-type="float">
            <text:p>188135</text:p>
          </table:table-cell>
          <table:table-cell office:value-type="string" calcext:value-type="string">
            <text:p>103.301.CJ</text:p>
          </table:table-cell>
          <table:table-cell office:value-type="string" calcext:value-type="string">
            <text:p>CONJUNTO MONTADO CARENAGEM LATERAL DIREITA COM COMPLEMENTO 8031-4019</text:p>
          </table:table-cell>
          <table:table-cell office:value-type="string" calcext:value-type="string">
            <text:p>CJ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42" calcext:value-type="float">
            <text:p>188142</text:p>
          </table:table-cell>
          <table:table-cell office:value-type="string" calcext:value-type="string">
            <text:p>103.302.CJ</text:p>
          </table:table-cell>
          <table:table-cell office:value-type="string" calcext:value-type="string">
            <text:p>CONJUNTO MONTADO CARENAGEM LATERAL ESQUERDA COM COMPLEMENTO 8031-4020</text:p>
          </table:table-cell>
          <table:table-cell office:value-type="string" calcext:value-type="string">
            <text:p>CJ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59" calcext:value-type="float">
            <text:p>188159</text:p>
          </table:table-cell>
          <table:table-cell office:value-type="string" calcext:value-type="string">
            <text:p>103.303.06</text:p>
          </table:table-cell>
          <table:table-cell office:value-type="string" calcext:value-type="string">
            <text:p>BICO LATERAL 8031-4023</text:p>
          </table:table-cell>
          <table:table-cell office:value-type="string" calcext:value-type="string">
            <text:p>PC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4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94860" calcext:value-type="float">
            <text:p>194860</text:p>
          </table:table-cell>
          <table:table-cell office:value-type="string" calcext:value-type="string">
            <text:p>103.315.CJ</text:p>
          </table:table-cell>
          <table:table-cell office:value-type="string" calcext:value-type="string">
            <text:p>RESERVATORIO CALDA PEAD 3000 - 7990-4333</text:p>
          </table:table-cell>
          <table:table-cell office:value-type="string" calcext:value-type="string">
            <text:p>CJ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84073" calcext:value-type="float">
            <text:p>284073</text:p>
          </table:table-cell>
          <table:table-cell office:value-type="string" calcext:value-type="string">
            <text:p>103.346.CJ</text:p>
          </table:table-cell>
          <table:table-cell office:value-type="string" calcext:value-type="string">
            <text:p>CONJ. RESERVATÓRIO CALDA PEAD 2400L - PRETO - 7980-4646</text:p>
          </table:table-cell>
          <table:table-cell office:value-type="string" calcext:value-type="string">
            <text:p>CJ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33955" calcext:value-type="float">
            <text:p>333955</text:p>
          </table:table-cell>
          <table:table-cell office:value-type="string" calcext:value-type="string">
            <text:p>103.354.02</text:p>
          </table:table-cell>
          <table:table-cell office:value-type="string" calcext:value-type="string">
            <text:p>RESERVATORIO DE AGUA LIMPA 400L - 7990-4880</text:p>
          </table:table-cell>
          <table:table-cell office:value-type="string" calcext:value-type="string">
            <text:p>PC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87917" calcext:value-type="float">
            <text:p>487917</text:p>
          </table:table-cell>
          <table:table-cell office:value-type="string" calcext:value-type="string">
            <text:p>103.361.02.PT</text:p>
          </table:table-cell>
          <table:table-cell office:value-type="string" calcext:value-type="string">
            <text:p>CARENAGEM LATERAL DIR - 8031-4289</text:p>
          </table:table-cell>
          <table:table-cell office:value-type="string" calcext:value-type="string">
            <text:p>UN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87887" calcext:value-type="float">
            <text:p>487887</text:p>
          </table:table-cell>
          <table:table-cell office:value-type="string" calcext:value-type="string">
            <text:p>103.362.02.PT</text:p>
          </table:table-cell>
          <table:table-cell office:value-type="string" calcext:value-type="string">
            <text:p>CARENAGEM LATERAL ESQ - 8031-4291</text:p>
          </table:table-cell>
          <table:table-cell office:value-type="string" calcext:value-type="string">
            <text:p>UN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9740" calcext:value-type="float">
            <text:p>359740</text:p>
          </table:table-cell>
          <table:table-cell office:value-type="string" calcext:value-type="string">
            <text:p>103.364.27</text:p>
          </table:table-cell>
          <table:table-cell office:value-type="string" calcext:value-type="string">
            <text:p>RESERVATÓRIO SEMENTES - 6623-4000</text:p>
          </table:table-cell>
          <table:table-cell office:value-type="string" calcext:value-type="string">
            <text:p>PC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8759" calcext:value-type="float">
            <text:p>368759</text:p>
          </table:table-cell>
          <table:table-cell office:value-type="string" calcext:value-type="string">
            <text:p>103.382.27</text:p>
          </table:table-cell>
          <table:table-cell office:value-type="string" calcext:value-type="string">
            <text:p>RESERVATÓRIO SEMENTE 2000 LITROS - 6627-4000</text:p>
          </table:table-cell>
          <table:table-cell office:value-type="string" calcext:value-type="string">
            <text:p>PC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49618" calcext:value-type="float">
            <text:p>449618</text:p>
          </table:table-cell>
          <table:table-cell office:value-type="string" calcext:value-type="string">
            <text:p>103.383.27.PT</text:p>
          </table:table-cell>
          <table:table-cell office:value-type="string" calcext:value-type="string">
            <text:p>RESERVATÓRIO ADUBO 4100L - 6627-4004</text:p>
          </table:table-cell>
          <table:table-cell office:value-type="string" calcext:value-type="string">
            <text:p>PC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17" calcext:value-type="float">
            <text:p>413817</text:p>
          </table:table-cell>
          <table:table-cell office:value-type="string" calcext:value-type="string">
            <text:p>103.399.49.PT</text:p>
          </table:table-cell>
          <table:table-cell office:value-type="string" calcext:value-type="string">
            <text:p>RESERVATÓRIO DE ÁGUA LIMPA 250 LITROS - 7960-4650</text:p>
          </table:table-cell>
          <table:table-cell office:value-type="string" calcext:value-type="string">
            <text:p>PC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55" calcext:value-type="float">
            <text:p>413855</text:p>
          </table:table-cell>
          <table:table-cell office:value-type="string" calcext:value-type="string">
            <text:p>103.401.27.PT</text:p>
          </table:table-cell>
          <table:table-cell office:value-type="string" calcext:value-type="string">
            <text:p>RESERVATÓRIO PEAD 2500 LITROS - 7960-4649</text:p>
          </table:table-cell>
          <table:table-cell office:value-type="string" calcext:value-type="string">
            <text:p>PC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87894" calcext:value-type="float">
            <text:p>487894</text:p>
          </table:table-cell>
          <table:table-cell office:value-type="string" calcext:value-type="string">
            <text:p>103.421.02.PT</text:p>
          </table:table-cell>
          <table:table-cell office:value-type="string" calcext:value-type="string">
            <text:p>FECHAMENTO LAT SUPERIOR - 8031-4293</text:p>
          </table:table-cell>
          <table:table-cell office:value-type="string" calcext:value-type="string">
            <text:p>UN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.IMPLEMENTOS AGRICOLAS VENCE TUDO</text:p>
          </table:table-cell>
          <table:table-cell office:value-type="float" office:value="12058" calcext:value-type="float">
            <text:p>12058</text:p>
          </table:table-cell>
          <table:table-cell office:value-type="string" calcext:value-type="string">
            <text:p>105.158.05</text:p>
          </table:table-cell>
          <table:table-cell office:value-type="string" calcext:value-type="string">
            <text:p>BICO LAT ESQ 75-90 9000100221/500101000</text:p>
          </table:table-cell>
          <table:table-cell office:value-type="string" calcext:value-type="string">
            <text:p>PC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.IMPLEMENTOS AGRICOLAS VENCE TUDO</text:p>
          </table:table-cell>
          <table:table-cell office:value-type="float" office:value="268011" calcext:value-type="float">
            <text:p>268011</text:p>
          </table:table-cell>
          <table:table-cell office:value-type="string" calcext:value-type="string">
            <text:p>105.193.03</text:p>
          </table:table-cell>
          <table:table-cell office:value-type="string" calcext:value-type="string">
            <text:p>CARENAGEM CENTRAL ESQUERDA 500418000 (SEM FURACAO)</text:p>
          </table:table-cell>
          <table:table-cell office:value-type="string" calcext:value-type="string">
            <text:p>PC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MPLEFORTE INDUSTRIA E COMERCIO DE MAQUINAS AGRICOLAS LTDA</text:p>
          </table:table-cell>
          <table:table-cell office:value-type="float" office:value="103015" calcext:value-type="float">
            <text:p>103015</text:p>
          </table:table-cell>
          <table:table-cell office:value-type="string" calcext:value-type="string">
            <text:p>119.034.CJ</text:p>
          </table:table-cell>
          <table:table-cell office:value-type="string" calcext:value-type="string">
            <text:p>CONJ. RESERVATÓRIO SEMENTE 60KG 238502</text:p>
          </table:table-cell>
          <table:table-cell office:value-type="string" calcext:value-type="string">
            <text:p>CJ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6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EXANDRE GUIDI E OUTRA</text:p>
          </table:table-cell>
          <table:table-cell office:value-type="float" office:value="369381" calcext:value-type="float">
            <text:p>369381</text:p>
          </table:table-cell>
          <table:table-cell office:value-type="string" calcext:value-type="string">
            <text:p>124.128.CJ</text:p>
          </table:table-cell>
          <table:table-cell office:value-type="string" calcext:value-type="string">
            <text:p>CARRETA TANQUE 3.01COM PNEUS //1COM DRENO/1REG. 1" E 2"</text:p>
          </table:table-cell>
          <table:table-cell office:value-type="string" calcext:value-type="string">
            <text:p>CJ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OTOPLASTYC INDUSTRIAS DE ROTOMOLDADOS LTDA.</text:p>
          </table:table-cell>
          <table:table-cell office:value-type="float" office:value="381383" calcext:value-type="float">
            <text:p>381383</text:p>
          </table:table-cell>
          <table:table-cell office:value-type="string" calcext:value-type="string">
            <text:p>124.729.CJ</text:p>
          </table:table-cell>
          <table:table-cell office:value-type="string" calcext:value-type="string">
            <text:p>SPEED MIX 3.0 TURBO THERMO/ 1ARRASTO</text:p>
          </table:table-cell>
          <table:table-cell office:value-type="string" calcext:value-type="string">
            <text:p>UN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EXANDRE GUIDI E OUTRA</text:p>
          </table:table-cell>
          <table:table-cell office:value-type="float" office:value="33435" calcext:value-type="float">
            <text:p>33435</text:p>
          </table:table-cell>
          <table:table-cell office:value-type="float" office:value="23030300" calcext:value-type="float">
            <text:p>23030300</text:p>
          </table:table-cell>
          <table:table-cell office:value-type="string" calcext:value-type="string">
            <text:p>SUPORTE BOMBA DE ABASTECIMENTO - P</text:p>
          </table:table-cell>
          <table:table-cell office:value-type="string" calcext:value-type="string">
            <text:p>CJ</text:p>
          </table:table-cell>
          <table:table-cell office:value-type="date" office:date-value="2025-05-29" calcext:value-type="date">
            <text:p>29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MPLEMENTOS AGRICOLAS JAN S.A.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101.017.01</text:p>
          </table:table-cell>
          <table:table-cell office:value-type="string" calcext:value-type="string">
            <text:p>DEPOSITO 1500 - 23800025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MPLEMENTOS AGRICOLAS JAN S.A.</text:p>
          </table:table-cell>
          <table:table-cell office:value-type="float" office:value="443210" calcext:value-type="float">
            <text:p>443210</text:p>
          </table:table-cell>
          <table:table-cell office:value-type="string" calcext:value-type="string">
            <text:p>101.196.CJ</text:p>
          </table:table-cell>
          <table:table-cell office:value-type="string" calcext:value-type="string">
            <text:p>CJ TANQUE 2650 LTS - 200000000761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72738" calcext:value-type="float">
            <text:p>172738</text:p>
          </table:table-cell>
          <table:table-cell office:value-type="string" calcext:value-type="string">
            <text:p>103.295.02</text:p>
          </table:table-cell>
          <table:table-cell office:value-type="string" calcext:value-type="string">
            <text:p>TANQUE ÁGUA LIMPA IMPERADOR 3.0 7980-4381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6698" calcext:value-type="float">
            <text:p>186698</text:p>
          </table:table-cell>
          <table:table-cell office:value-type="string" calcext:value-type="string">
            <text:p>103.296.27</text:p>
          </table:table-cell>
          <table:table-cell office:value-type="string" calcext:value-type="string">
            <text:p>RESERVATÓRIO CENTRAL DE SEMENTES 1100KG - 6432-4002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20, 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35" calcext:value-type="float">
            <text:p>188135</text:p>
          </table:table-cell>
          <table:table-cell office:value-type="string" calcext:value-type="string">
            <text:p>103.301.CJ</text:p>
          </table:table-cell>
          <table:table-cell office:value-type="string" calcext:value-type="string">
            <text:p>CONJUNTO MONTADO CARENAGEM LATERAL DIREITA COM COMPLEMENTO 8031-4019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42" calcext:value-type="float">
            <text:p>188142</text:p>
          </table:table-cell>
          <table:table-cell office:value-type="string" calcext:value-type="string">
            <text:p>103.302.CJ</text:p>
          </table:table-cell>
          <table:table-cell office:value-type="string" calcext:value-type="string">
            <text:p>CONJUNTO MONTADO CARENAGEM LATERAL ESQUERDA COM COMPLEMENTO 8031-4020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73" calcext:value-type="float">
            <text:p>188173</text:p>
          </table:table-cell>
          <table:table-cell office:value-type="string" calcext:value-type="string">
            <text:p>103.305.02</text:p>
          </table:table-cell>
          <table:table-cell office:value-type="string" calcext:value-type="string">
            <text:p>PROTEÇÃO LATERAL DIREITA - 8031-4014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80" calcext:value-type="float">
            <text:p>188180</text:p>
          </table:table-cell>
          <table:table-cell office:value-type="string" calcext:value-type="string">
            <text:p>103.306.02</text:p>
          </table:table-cell>
          <table:table-cell office:value-type="string" calcext:value-type="string">
            <text:p>PROTEÇÃO LATERAL ESQUERDA - 8031-4015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6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517" calcext:value-type="float">
            <text:p>188517</text:p>
          </table:table-cell>
          <table:table-cell office:value-type="string" calcext:value-type="string">
            <text:p>103.307.27</text:p>
          </table:table-cell>
          <table:table-cell office:value-type="string" calcext:value-type="string">
            <text:p>RESERVATORIO CENTRAL SEMENTES - 6426-4017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94860" calcext:value-type="float">
            <text:p>194860</text:p>
          </table:table-cell>
          <table:table-cell office:value-type="string" calcext:value-type="string">
            <text:p>103.315.CJ</text:p>
          </table:table-cell>
          <table:table-cell office:value-type="string" calcext:value-type="string">
            <text:p>RESERVATORIO CALDA PEAD 3000 - 7990-4333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23737" calcext:value-type="float">
            <text:p>223737</text:p>
          </table:table-cell>
          <table:table-cell office:value-type="string" calcext:value-type="string">
            <text:p>103.328.CJ</text:p>
          </table:table-cell>
          <table:table-cell office:value-type="string" calcext:value-type="string">
            <text:p>CONJUNTO RESERVATORIO DE ADUBO 4 SAIDAS 6426-4012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23768" calcext:value-type="float">
            <text:p>223768</text:p>
          </table:table-cell>
          <table:table-cell office:value-type="string" calcext:value-type="string">
            <text:p>103.331.CJ</text:p>
          </table:table-cell>
          <table:table-cell office:value-type="string" calcext:value-type="string">
            <text:p>CONJUNTO RESERVATORIO DE ADUBO 3 SAIDAS 6422-4001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66956" calcext:value-type="float">
            <text:p>266956</text:p>
          </table:table-cell>
          <table:table-cell office:value-type="string" calcext:value-type="string">
            <text:p>103.343.49</text:p>
          </table:table-cell>
          <table:table-cell office:value-type="string" calcext:value-type="string">
            <text:p>TANQUE DE COMBUSTIVEL - 7960-4168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3892" calcext:value-type="float">
            <text:p>353892</text:p>
          </table:table-cell>
          <table:table-cell office:value-type="string" calcext:value-type="string">
            <text:p>103.358.49.PT</text:p>
          </table:table-cell>
          <table:table-cell office:value-type="string" calcext:value-type="string">
            <text:p>RESERVATORIO DIESEL 400L - 7991-4141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49618" calcext:value-type="float">
            <text:p>449618</text:p>
          </table:table-cell>
          <table:table-cell office:value-type="string" calcext:value-type="string">
            <text:p>103.383.27.PT</text:p>
          </table:table-cell>
          <table:table-cell office:value-type="string" calcext:value-type="string">
            <text:p>RESERVATÓRIO ADUBO 4100L - 6627-4004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2599" calcext:value-type="float">
            <text:p>412599</text:p>
          </table:table-cell>
          <table:table-cell office:value-type="string" calcext:value-type="string">
            <text:p>103.397.27.PT</text:p>
          </table:table-cell>
          <table:table-cell office:value-type="string" calcext:value-type="string">
            <text:p>RESERVATORIO SEMENTE MIUDA 1150L 64A33-4017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17" calcext:value-type="float">
            <text:p>413817</text:p>
          </table:table-cell>
          <table:table-cell office:value-type="string" calcext:value-type="string">
            <text:p>103.399.49.PT</text:p>
          </table:table-cell>
          <table:table-cell office:value-type="string" calcext:value-type="string">
            <text:p>RESERVATÓRIO DE ÁGUA LIMPA 250 LITROS - 7960-4650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55" calcext:value-type="float">
            <text:p>413855</text:p>
          </table:table-cell>
          <table:table-cell office:value-type="string" calcext:value-type="string">
            <text:p>103.401.27.PT</text:p>
          </table:table-cell>
          <table:table-cell office:value-type="string" calcext:value-type="string">
            <text:p>RESERVATÓRIO PEAD 2500 LITROS - 7960-4649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55" calcext:value-type="float">
            <text:p>413855</text:p>
          </table:table-cell>
          <table:table-cell office:value-type="string" calcext:value-type="string">
            <text:p>103.401.27.PT</text:p>
          </table:table-cell>
          <table:table-cell office:value-type="string" calcext:value-type="string">
            <text:p>RESERVATÓRIO PEAD 2500 LITROS - 7960-4649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55" calcext:value-type="float">
            <text:p>413855</text:p>
          </table:table-cell>
          <table:table-cell office:value-type="string" calcext:value-type="string">
            <text:p>103.401.27.PT</text:p>
          </table:table-cell>
          <table:table-cell office:value-type="string" calcext:value-type="string">
            <text:p>RESERVATÓRIO PEAD 2500 LITROS - 7960-4649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32528" calcext:value-type="float">
            <text:p>432528</text:p>
          </table:table-cell>
          <table:table-cell office:value-type="string" calcext:value-type="string">
            <text:p>103.420.02</text:p>
          </table:table-cell>
          <table:table-cell office:value-type="string" calcext:value-type="string">
            <text:p>PROTEÇÃO BATERIA DUPLA - 7960-4709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RITON MAQUINAS AGRICOLAS LTDA</text:p>
          </table:table-cell>
          <table:table-cell office:value-type="float" office:value="434027" calcext:value-type="float">
            <text:p>434027</text:p>
          </table:table-cell>
          <table:table-cell office:value-type="string" calcext:value-type="string">
            <text:p>111.037.05.PT</text:p>
          </table:table-cell>
          <table:table-cell office:value-type="string" calcext:value-type="string">
            <text:p>RESERVATÓRIO 1800L - XXXX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AMO AGROINDUSTRIAL COOPERATIVA</text:p>
          </table:table-cell>
          <table:table-cell office:value-type="float" office:value="259460" calcext:value-type="float">
            <text:p>259460</text:p>
          </table:table-cell>
          <table:table-cell office:value-type="string" calcext:value-type="string">
            <text:p>124.225.CJ</text:p>
          </table:table-cell>
          <table:table-cell office:value-type="string" calcext:value-type="string">
            <text:p>TANQUE AGRICOLA 3.0/1REG. 1" E 2"/1DRENO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3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AMO AGROINDUSTRIAL COOPERATIVA</text:p>
          </table:table-cell>
          <table:table-cell office:value-type="float" office:value="259705" calcext:value-type="float">
            <text:p>259705</text:p>
          </table:table-cell>
          <table:table-cell office:value-type="string" calcext:value-type="string">
            <text:p>124.231.CJ</text:p>
          </table:table-cell>
          <table:table-cell office:value-type="string" calcext:value-type="string">
            <text:p>TANQUE AGRICOLA 7.0/1REG. 1" E 2"/1DRENO/1ESCADA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ARM COMERCIO DE PRODUTOS AGRICOLAS LTDA</text:p>
          </table:table-cell>
          <table:table-cell office:value-type="float" office:value="259699" calcext:value-type="float">
            <text:p>259699</text:p>
          </table:table-cell>
          <table:table-cell office:value-type="string" calcext:value-type="string">
            <text:p>124.389.CJ</text:p>
          </table:table-cell>
          <table:table-cell office:value-type="string" calcext:value-type="string">
            <text:p>TANQUE AGRICOLA 6.0/1REG. 1" E 2"/1DRENO/1ESCADA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OLATREK IMPLEMENTOS AGRICOLAS LTDA.</text:p>
          </table:table-cell>
          <table:table-cell office:value-type="float" office:value="259699" calcext:value-type="float">
            <text:p>259699</text:p>
          </table:table-cell>
          <table:table-cell office:value-type="string" calcext:value-type="string">
            <text:p>124.389.CJ</text:p>
          </table:table-cell>
          <table:table-cell office:value-type="string" calcext:value-type="string">
            <text:p>TANQUE AGRICOLA 6.0/1REG. 1" E 2"/1DRENO/1ESCADA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AMO AGROINDUSTRIAL COOPERATIVA</text:p>
          </table:table-cell>
          <table:table-cell office:value-type="float" office:value="259804" calcext:value-type="float">
            <text:p>259804</text:p>
          </table:table-cell>
          <table:table-cell office:value-type="string" calcext:value-type="string">
            <text:p>124.469.CJ</text:p>
          </table:table-cell>
          <table:table-cell office:value-type="string" calcext:value-type="string">
            <text:p>TANQUE AGRICOLA VERTICAL 5.500 L1REG. 1"/1MARCADOR NIVEL/1ESCADA/1TAMPA INTERMEDIÁRIA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30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ILSON LARI TRENNEPOHL</text:p>
          </table:table-cell>
          <table:table-cell office:value-type="float" office:value="259613" calcext:value-type="float">
            <text:p>259613</text:p>
          </table:table-cell>
          <table:table-cell office:value-type="string" calcext:value-type="string">
            <text:p>124.474.CJ</text:p>
          </table:table-cell>
          <table:table-cell office:value-type="string" calcext:value-type="string">
            <text:p>TANQUE AGRICOLA VERTICAL 20.000 L1REG. 1 E 2"/1MARCADOR NIVEL/1ESCADA/1TAMPA INTERMEDIÁRIA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30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OLATREK IMPLEMENTOS AGRICOLAS LTDA.</text:p>
          </table:table-cell>
          <table:table-cell office:value-type="float" office:value="370158" calcext:value-type="float">
            <text:p>370158</text:p>
          </table:table-cell>
          <table:table-cell office:value-type="string" calcext:value-type="string">
            <text:p>124.624.CJ</text:p>
          </table:table-cell>
          <table:table-cell office:value-type="string" calcext:value-type="string">
            <text:p>ROTO TANK 12.000-INTERLIGADO/1KIT ABAST. DIESEL 220V/1COM ESCADA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USTAVO MORADORE FERNANDES</text:p>
          </table:table-cell>
          <table:table-cell office:value-type="float" office:value="457804" calcext:value-type="float">
            <text:p>457804</text:p>
          </table:table-cell>
          <table:table-cell office:value-type="string" calcext:value-type="string">
            <text:p>124.702.CJ</text:p>
          </table:table-cell>
          <table:table-cell office:value-type="string" calcext:value-type="string">
            <text:p>SPEED MIX 7.0 TURBO ARRASTO 3"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DM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OLATREK IMPLEMENTOS AGRICOLAS LTDA.</text:p>
          </table:table-cell>
          <table:table-cell office:value-type="float" office:value="427395" calcext:value-type="float">
            <text:p>427395</text:p>
          </table:table-cell>
          <table:table-cell office:value-type="string" calcext:value-type="string">
            <text:p>124.805.CJ</text:p>
          </table:table-cell>
          <table:table-cell office:value-type="string" calcext:value-type="string">
            <text:p>CJ UNIDADE PRÉ-MISTURA 750L 3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45572" calcext:value-type="float">
            <text:p>145572</text:p>
          </table:table-cell>
          <table:table-cell office:value-type="string" calcext:value-type="string">
            <text:p>191.006.02</text:p>
          </table:table-cell>
          <table:table-cell office:value-type="string" calcext:value-type="string">
            <text:p>PORTA BICO CENTRAL 45-50 IPM000000884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4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64818" calcext:value-type="float">
            <text:p>164818</text:p>
          </table:table-cell>
          <table:table-cell office:value-type="string" calcext:value-type="string">
            <text:p>191.010.02</text:p>
          </table:table-cell>
          <table:table-cell office:value-type="string" calcext:value-type="string">
            <text:p>PORTA BICO LATERAL DIREITO IPM005000101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64825" calcext:value-type="float">
            <text:p>164825</text:p>
          </table:table-cell>
          <table:table-cell office:value-type="string" calcext:value-type="string">
            <text:p>191.011.02</text:p>
          </table:table-cell>
          <table:table-cell office:value-type="string" calcext:value-type="string">
            <text:p>PORTA BICO LATERAL ESQUERDO IPM005000102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204187" calcext:value-type="float">
            <text:p>204187</text:p>
          </table:table-cell>
          <table:table-cell office:value-type="string" calcext:value-type="string">
            <text:p>191.022.02</text:p>
          </table:table-cell>
          <table:table-cell office:value-type="string" calcext:value-type="string">
            <text:p>BICA DESCARGA TUBO D80 ROTOMOLDADA ICG003004017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0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21969" calcext:value-type="float">
            <text:p>321969</text:p>
          </table:table-cell>
          <table:table-cell office:value-type="string" calcext:value-type="string">
            <text:p>191.031.02.BL</text:p>
          </table:table-cell>
          <table:table-cell office:value-type="string" calcext:value-type="string">
            <text:p>PORTA BICO LATERAL ESQUERDO - IPM004000304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27152" calcext:value-type="float">
            <text:p>327152</text:p>
          </table:table-cell>
          <table:table-cell office:value-type="string" calcext:value-type="string">
            <text:p>191.047.02</text:p>
          </table:table-cell>
          <table:table-cell office:value-type="string" calcext:value-type="string">
            <text:p>BICO CENTRAL 80-90 - IPM000000515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41240" calcext:value-type="float">
            <text:p>341240</text:p>
          </table:table-cell>
          <table:table-cell office:value-type="string" calcext:value-type="string">
            <text:p>191.068.CJ</text:p>
          </table:table-cell>
          <table:table-cell office:value-type="string" calcext:value-type="string">
            <text:p>CONJ. MONT. TUBO TELESCÓPIO - MCG002000169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41240" calcext:value-type="float">
            <text:p>341240</text:p>
          </table:table-cell>
          <table:table-cell office:value-type="string" calcext:value-type="string">
            <text:p>191.068.CJ</text:p>
          </table:table-cell>
          <table:table-cell office:value-type="string" calcext:value-type="string">
            <text:p>CONJ. MONT. TUBO TELESCÓPIO - MCG002000169</text:p>
          </table:table-cell>
          <table:table-cell office:value-type="string" calcext:value-type="string">
            <text:p>CJ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60494" calcext:value-type="float">
            <text:p>360494</text:p>
          </table:table-cell>
          <table:table-cell office:value-type="string" calcext:value-type="string">
            <text:p>191.076.02</text:p>
          </table:table-cell>
          <table:table-cell office:value-type="string" calcext:value-type="string">
            <text:p>LATERAL DIREITA FLEXER - IPCX03014130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60517" calcext:value-type="float">
            <text:p>360517</text:p>
          </table:table-cell>
          <table:table-cell office:value-type="string" calcext:value-type="string">
            <text:p>191.077.02</text:p>
          </table:table-cell>
          <table:table-cell office:value-type="string" calcext:value-type="string">
            <text:p>LATERAL ESQUERDA FLEXER - IPCX03014142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60531" calcext:value-type="float">
            <text:p>360531</text:p>
          </table:table-cell>
          <table:table-cell office:value-type="string" calcext:value-type="string">
            <text:p>191.078.02</text:p>
          </table:table-cell>
          <table:table-cell office:value-type="string" calcext:value-type="string">
            <text:p>TAMPA ACESSO LATERAL - IPCX03014134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25089" calcext:value-type="float">
            <text:p>25089</text:p>
          </table:table-cell>
          <table:table-cell office:value-type="string" calcext:value-type="string">
            <text:p>208.001.38</text:p>
          </table:table-cell>
          <table:table-cell office:value-type="string" calcext:value-type="string">
            <text:p>RESERVATORIO DE SEMENTE CCS - DQ72123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214537" calcext:value-type="float">
            <text:p>214537</text:p>
          </table:table-cell>
          <table:table-cell office:value-type="string" calcext:value-type="string">
            <text:p>208.014.38</text:p>
          </table:table-cell>
          <table:table-cell office:value-type="string" calcext:value-type="string">
            <text:p>RESERVATORIO DE SEMENTE CCS DB - AAX10171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371148" calcext:value-type="float">
            <text:p>371148</text:p>
          </table:table-cell>
          <table:table-cell office:value-type="string" calcext:value-type="string">
            <text:p>208.036.49</text:p>
          </table:table-cell>
          <table:table-cell office:value-type="string" calcext:value-type="string">
            <text:p>FUEL TANK - TA24341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-170" calcext:value-type="float">
            <text:p>-17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469395" calcext:value-type="float">
            <text:p>469395</text:p>
          </table:table-cell>
          <table:table-cell office:value-type="string" calcext:value-type="string">
            <text:p>208.081.31.PT</text:p>
          </table:table-cell>
          <table:table-cell office:value-type="string" calcext:value-type="string">
            <text:p>FUEL TANK ASSEMBLY 5M TIER 3 CAB - TA40533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UTAR TECNO METAL LTDA.</text:p>
          </table:table-cell>
          <table:table-cell office:value-type="float" office:value="287616" calcext:value-type="float">
            <text:p>287616</text:p>
          </table:table-cell>
          <table:table-cell office:value-type="string" calcext:value-type="string">
            <text:p>252.011.18</text:p>
          </table:table-cell>
          <table:table-cell office:value-type="string" calcext:value-type="string">
            <text:p>BICO LATERAL - I1923405047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UTAR TECNO METAL LTDA.</text:p>
          </table:table-cell>
          <table:table-cell office:value-type="float" office:value="322348" calcext:value-type="float">
            <text:p>322348</text:p>
          </table:table-cell>
          <table:table-cell office:value-type="string" calcext:value-type="string">
            <text:p>252.016.18.BL</text:p>
          </table:table-cell>
          <table:table-cell office:value-type="string" calcext:value-type="string">
            <text:p>TAMPA LATERAL ESQUERDA I1969401104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UTAR TECNO METAL LTDA.</text:p>
          </table:table-cell>
          <table:table-cell office:value-type="float" office:value="322355" calcext:value-type="float">
            <text:p>322355</text:p>
          </table:table-cell>
          <table:table-cell office:value-type="string" calcext:value-type="string">
            <text:p>252.017.18.BL</text:p>
          </table:table-cell>
          <table:table-cell office:value-type="string" calcext:value-type="string">
            <text:p>TAMPA LATERAL DIREITA I1969401105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UTAR TECNO METAL LTDA.</text:p>
          </table:table-cell>
          <table:table-cell office:value-type="float" office:value="322355" calcext:value-type="float">
            <text:p>322355</text:p>
          </table:table-cell>
          <table:table-cell office:value-type="string" calcext:value-type="string">
            <text:p>252.017.18.BL</text:p>
          </table:table-cell>
          <table:table-cell office:value-type="string" calcext:value-type="string">
            <text:p>TAMPA LATERAL DIREITA I1969401105</text:p>
          </table:table-cell>
          <table:table-cell office:value-type="string" calcext:value-type="string">
            <text:p>PC</text:p>
          </table:table-cell>
          <table:table-cell office:value-type="date" office:date-value="2025-05-30" calcext:value-type="date">
            <text:p>30/5/20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197496" calcext:value-type="float">
            <text:p>197496</text:p>
          </table:table-cell>
          <table:table-cell office:value-type="string" calcext:value-type="string">
            <text:p>102.263.CJ</text:p>
          </table:table-cell>
          <table:table-cell office:value-type="string" calcext:value-type="string">
            <text:p>CJ RESERVATÓRIO SEMENTE 4 BOCAS ACW1676500 - VT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290340" calcext:value-type="float">
            <text:p>290340</text:p>
          </table:table-cell>
          <table:table-cell office:value-type="string" calcext:value-type="string">
            <text:p>102.270.CJ</text:p>
          </table:table-cell>
          <table:table-cell office:value-type="string" calcext:value-type="string">
            <text:p>CJ CX DE SEMENTES COM TAMPA DIR - ACW239266A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0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290333" calcext:value-type="float">
            <text:p>290333</text:p>
          </table:table-cell>
          <table:table-cell office:value-type="string" calcext:value-type="string">
            <text:p>102.271.CJ</text:p>
          </table:table-cell>
          <table:table-cell office:value-type="string" calcext:value-type="string">
            <text:p>CJ CX DE SEMENTES COM TAMPA ESQ - ACX2729630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20, ROTO0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385985" calcext:value-type="float">
            <text:p>385985</text:p>
          </table:table-cell>
          <table:table-cell office:value-type="string" calcext:value-type="string">
            <text:p>102.290.56</text:p>
          </table:table-cell>
          <table:table-cell office:value-type="string" calcext:value-type="string">
            <text:p>PROTEÇÃO BLOCO HIDR - ACX400837A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103.025.17</text:p>
          </table:table-cell>
          <table:table-cell office:value-type="string" calcext:value-type="string">
            <text:p>SOBRE CAIXA VERDE - 1073-4108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7107" calcext:value-type="float">
            <text:p>187107</text:p>
          </table:table-cell>
          <table:table-cell office:value-type="string" calcext:value-type="string">
            <text:p>103.138.75</text:p>
          </table:table-cell>
          <table:table-cell office:value-type="string" calcext:value-type="string">
            <text:p>CARENAGEM LATERAL DIR BAIXA 8036-4157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103.140.06</text:p>
          </table:table-cell>
          <table:table-cell office:value-type="string" calcext:value-type="string">
            <text:p>BICO LATERAL DIREITO LONGO 8036-4159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7528" calcext:value-type="float">
            <text:p>7528</text:p>
          </table:table-cell>
          <table:table-cell office:value-type="string" calcext:value-type="string">
            <text:p>103.149.06</text:p>
          </table:table-cell>
          <table:table-cell office:value-type="string" calcext:value-type="string">
            <text:p>BICO CENTRAL 60 - 8036-4170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7121" calcext:value-type="float">
            <text:p>187121</text:p>
          </table:table-cell>
          <table:table-cell office:value-type="string" calcext:value-type="string">
            <text:p>103.150.75</text:p>
          </table:table-cell>
          <table:table-cell office:value-type="string" calcext:value-type="string">
            <text:p>CARENAGEM CENTRAL 60 - 8036-4169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35" calcext:value-type="float">
            <text:p>188135</text:p>
          </table:table-cell>
          <table:table-cell office:value-type="string" calcext:value-type="string">
            <text:p>103.301.CJ</text:p>
          </table:table-cell>
          <table:table-cell office:value-type="string" calcext:value-type="string">
            <text:p>CONJUNTO MONTADO CARENAGEM LATERAL DIREITA COM COMPLEMENTO 8031-4019</text:p>
          </table:table-cell>
          <table:table-cell office:value-type="string" calcext:value-type="string">
            <text:p>CJ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42" calcext:value-type="float">
            <text:p>188142</text:p>
          </table:table-cell>
          <table:table-cell office:value-type="string" calcext:value-type="string">
            <text:p>103.302.CJ</text:p>
          </table:table-cell>
          <table:table-cell office:value-type="string" calcext:value-type="string">
            <text:p>CONJUNTO MONTADO CARENAGEM LATERAL ESQUERDA COM COMPLEMENTO 8031-4020</text:p>
          </table:table-cell>
          <table:table-cell office:value-type="string" calcext:value-type="string">
            <text:p>CJ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94860" calcext:value-type="float">
            <text:p>194860</text:p>
          </table:table-cell>
          <table:table-cell office:value-type="string" calcext:value-type="string">
            <text:p>103.315.CJ</text:p>
          </table:table-cell>
          <table:table-cell office:value-type="string" calcext:value-type="string">
            <text:p>RESERVATORIO CALDA PEAD 3000 - 7990-4333</text:p>
          </table:table-cell>
          <table:table-cell office:value-type="string" calcext:value-type="string">
            <text:p>CJ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23768" calcext:value-type="float">
            <text:p>223768</text:p>
          </table:table-cell>
          <table:table-cell office:value-type="string" calcext:value-type="string">
            <text:p>103.331.CJ</text:p>
          </table:table-cell>
          <table:table-cell office:value-type="string" calcext:value-type="string">
            <text:p>CONJUNTO RESERVATORIO DE ADUBO 3 SAIDAS 6422-4001</text:p>
          </table:table-cell>
          <table:table-cell office:value-type="string" calcext:value-type="string">
            <text:p>CJ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33955" calcext:value-type="float">
            <text:p>333955</text:p>
          </table:table-cell>
          <table:table-cell office:value-type="string" calcext:value-type="string">
            <text:p>103.354.02</text:p>
          </table:table-cell>
          <table:table-cell office:value-type="string" calcext:value-type="string">
            <text:p>RESERVATORIO DE AGUA LIMPA 400L - 7990-4880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80270" calcext:value-type="float">
            <text:p>380270</text:p>
          </table:table-cell>
          <table:table-cell office:value-type="string" calcext:value-type="string">
            <text:p>103.387.49</text:p>
          </table:table-cell>
          <table:table-cell office:value-type="string" calcext:value-type="string">
            <text:p>RESERVATÓRIO 1250 LITROS COMBATE INCÊNDIO - 1120-4108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83103" calcext:value-type="float">
            <text:p>383103</text:p>
          </table:table-cell>
          <table:table-cell office:value-type="string" calcext:value-type="string">
            <text:p>103.388.27</text:p>
          </table:table-cell>
          <table:table-cell office:value-type="string" calcext:value-type="string">
            <text:p>RESERVATORIO 1500 - 7320-4015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17" calcext:value-type="float">
            <text:p>413817</text:p>
          </table:table-cell>
          <table:table-cell office:value-type="string" calcext:value-type="string">
            <text:p>103.399.49.PT</text:p>
          </table:table-cell>
          <table:table-cell office:value-type="string" calcext:value-type="string">
            <text:p>RESERVATÓRIO DE ÁGUA LIMPA 250 LITROS - 7960-4650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1300" calcext:value-type="float">
            <text:p>421300</text:p>
          </table:table-cell>
          <table:table-cell office:value-type="string" calcext:value-type="string">
            <text:p>103.409.CJ</text:p>
          </table:table-cell>
          <table:table-cell office:value-type="string" calcext:value-type="string">
            <text:p>CONJ. TUBO TELESCÓPICO LONGO - 1125-4119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60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627" calcext:value-type="float">
            <text:p>429627</text:p>
          </table:table-cell>
          <table:table-cell office:value-type="string" calcext:value-type="string">
            <text:p>103.413.CJ.PT</text:p>
          </table:table-cell>
          <table:table-cell office:value-type="string" calcext:value-type="string">
            <text:p>CJ RESERVATORIO ADUBO 3 SAIDAS - 6809-4016</text:p>
          </table:table-cell>
          <table:table-cell office:value-type="string" calcext:value-type="string">
            <text:p>CJ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627" calcext:value-type="float">
            <text:p>429627</text:p>
          </table:table-cell>
          <table:table-cell office:value-type="string" calcext:value-type="string">
            <text:p>103.413.CJ.PT</text:p>
          </table:table-cell>
          <table:table-cell office:value-type="string" calcext:value-type="string">
            <text:p>CJ RESERVATORIO ADUBO 3 SAIDAS - 6809-4016</text:p>
          </table:table-cell>
          <table:table-cell office:value-type="string" calcext:value-type="string">
            <text:p>CJ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658" calcext:value-type="float">
            <text:p>429658</text:p>
          </table:table-cell>
          <table:table-cell office:value-type="string" calcext:value-type="string">
            <text:p>103.415.CJ.PT</text:p>
          </table:table-cell>
          <table:table-cell office:value-type="string" calcext:value-type="string">
            <text:p>CJ RESERVATORIO SEMENTE 3 SAIDAS 6809-4018</text:p>
          </table:table-cell>
          <table:table-cell office:value-type="string" calcext:value-type="string">
            <text:p>CJ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658" calcext:value-type="float">
            <text:p>429658</text:p>
          </table:table-cell>
          <table:table-cell office:value-type="string" calcext:value-type="string">
            <text:p>103.415.CJ.PT</text:p>
          </table:table-cell>
          <table:table-cell office:value-type="string" calcext:value-type="string">
            <text:p>CJ RESERVATORIO SEMENTE 3 SAIDAS 6809-4018</text:p>
          </table:table-cell>
          <table:table-cell office:value-type="string" calcext:value-type="string">
            <text:p>CJ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689" calcext:value-type="float">
            <text:p>429689</text:p>
          </table:table-cell>
          <table:table-cell office:value-type="string" calcext:value-type="string">
            <text:p>103.417.CJ.PT</text:p>
          </table:table-cell>
          <table:table-cell office:value-type="string" calcext:value-type="string">
            <text:p>CJ RESERV. ADUBO 4 SAIDAS - 6809-4017</text:p>
          </table:table-cell>
          <table:table-cell office:value-type="string" calcext:value-type="string">
            <text:p>CJ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719" calcext:value-type="float">
            <text:p>429719</text:p>
          </table:table-cell>
          <table:table-cell office:value-type="string" calcext:value-type="string">
            <text:p>103.419.CJ.PT</text:p>
          </table:table-cell>
          <table:table-cell office:value-type="string" calcext:value-type="string">
            <text:p>CJ RESERV. SEMENTE 4 SAIDAS - 6809-4019</text:p>
          </table:table-cell>
          <table:table-cell office:value-type="string" calcext:value-type="string">
            <text:p>CJ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719" calcext:value-type="float">
            <text:p>429719</text:p>
          </table:table-cell>
          <table:table-cell office:value-type="string" calcext:value-type="string">
            <text:p>103.419.CJ.PT</text:p>
          </table:table-cell>
          <table:table-cell office:value-type="string" calcext:value-type="string">
            <text:p>CJ RESERV. SEMENTE 4 SAIDAS - 6809-4019</text:p>
          </table:table-cell>
          <table:table-cell office:value-type="string" calcext:value-type="string">
            <text:p>CJ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RAZMEC IND. E COM. LTDA</text:p>
          </table:table-cell>
          <table:table-cell office:value-type="float" office:value="353755" calcext:value-type="float">
            <text:p>353755</text:p>
          </table:table-cell>
          <table:table-cell office:value-type="string" calcext:value-type="string">
            <text:p>104.105.55.BL</text:p>
          </table:table-cell>
          <table:table-cell office:value-type="string" calcext:value-type="string">
            <text:p>GRANELEIRA TURBINE - 89040077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.IMPLEMENTOS AGRICOLAS VENCE TUDO</text:p>
          </table:table-cell>
          <table:table-cell office:value-type="float" office:value="268028" calcext:value-type="float">
            <text:p>268028</text:p>
          </table:table-cell>
          <table:table-cell office:value-type="string" calcext:value-type="string">
            <text:p>105.192.03</text:p>
          </table:table-cell>
          <table:table-cell office:value-type="string" calcext:value-type="string">
            <text:p>CARENAGEM CENTRAL DIREITA 500417000 (SEM FURACAO)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ND.IMPLEMENTOS AGRICOLAS VENCE TUDO</text:p>
          </table:table-cell>
          <table:table-cell office:value-type="float" office:value="268011" calcext:value-type="float">
            <text:p>268011</text:p>
          </table:table-cell>
          <table:table-cell office:value-type="string" calcext:value-type="string">
            <text:p>105.193.03</text:p>
          </table:table-cell>
          <table:table-cell office:value-type="string" calcext:value-type="string">
            <text:p>CARENAGEM CENTRAL ESQUERDA 500418000 (SEM FURACAO)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267410" calcext:value-type="float">
            <text:p>267410</text:p>
          </table:table-cell>
          <table:table-cell office:value-type="string" calcext:value-type="string">
            <text:p>180.073.79</text:p>
          </table:table-cell>
          <table:table-cell office:value-type="string" calcext:value-type="string">
            <text:p>TANQUE AGUA LIMPA ACW4043090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326797" calcext:value-type="float">
            <text:p>326797</text:p>
          </table:table-cell>
          <table:table-cell office:value-type="string" calcext:value-type="string">
            <text:p>180.079.49</text:p>
          </table:table-cell>
          <table:table-cell office:value-type="string" calcext:value-type="string">
            <text:p>TANQUE DE COMBUSTIVEL 95L C1 ACW229771A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198585" calcext:value-type="float">
            <text:p>198585</text:p>
          </table:table-cell>
          <table:table-cell office:value-type="string" calcext:value-type="string">
            <text:p>208.011.79</text:p>
          </table:table-cell>
          <table:table-cell office:value-type="string" calcext:value-type="string">
            <text:p>GUIA DA TAMPA CCS CQ57595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6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198592" calcext:value-type="float">
            <text:p>198592</text:p>
          </table:table-cell>
          <table:table-cell office:value-type="string" calcext:value-type="string">
            <text:p>208.012.79</text:p>
          </table:table-cell>
          <table:table-cell office:value-type="string" calcext:value-type="string">
            <text:p>TAMPA DO RADIADOR CCS CQ57596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6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317931" calcext:value-type="float">
            <text:p>317931</text:p>
          </table:table-cell>
          <table:table-cell office:value-type="string" calcext:value-type="string">
            <text:p>208.020.79</text:p>
          </table:table-cell>
          <table:table-cell office:value-type="string" calcext:value-type="string">
            <text:p>CHUTE CLEANING SHOE AIR LH HXE83981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6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317955" calcext:value-type="float">
            <text:p>317955</text:p>
          </table:table-cell>
          <table:table-cell office:value-type="string" calcext:value-type="string">
            <text:p>208.021.79</text:p>
          </table:table-cell>
          <table:table-cell office:value-type="string" calcext:value-type="string">
            <text:p>CHUTE CLEANING SHOE AIR RH HXE83982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6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377690" calcext:value-type="float">
            <text:p>377690</text:p>
          </table:table-cell>
          <table:table-cell office:value-type="string" calcext:value-type="string">
            <text:p>208.042.43</text:p>
          </table:table-cell>
          <table:table-cell office:value-type="string" calcext:value-type="string">
            <text:p>AIR DUCT, TRANSFER DUCT - HXE180003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NH INDUSTRIAL BRASIL LTDA.</text:p>
          </table:table-cell>
          <table:table-cell office:value-type="float" office:value="371742" calcext:value-type="float">
            <text:p>371742</text:p>
          </table:table-cell>
          <table:table-cell office:value-type="string" calcext:value-type="string">
            <text:p>210.031.57</text:p>
          </table:table-cell>
          <table:table-cell office:value-type="string" calcext:value-type="string">
            <text:p>PLENUM HVAC DUCT - 90470810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NH INDUSTRIAL BRASIL LTDA.</text:p>
          </table:table-cell>
          <table:table-cell office:value-type="float" office:value="372015" calcext:value-type="float">
            <text:p>372015</text:p>
          </table:table-cell>
          <table:table-cell office:value-type="string" calcext:value-type="string">
            <text:p>210.032.57</text:p>
          </table:table-cell>
          <table:table-cell office:value-type="string" calcext:value-type="string">
            <text:p>DUCT RH FRONT - 90480188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NH INDUSTRIAL BRASIL LTDA.</text:p>
          </table:table-cell>
          <table:table-cell office:value-type="float" office:value="372039" calcext:value-type="float">
            <text:p>372039</text:p>
          </table:table-cell>
          <table:table-cell office:value-type="string" calcext:value-type="string">
            <text:p>210.033.57</text:p>
          </table:table-cell>
          <table:table-cell office:value-type="string" calcext:value-type="string">
            <text:p>PLENUM HVAC DUCT 12D - 90484329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NH INDUSTRIAL BRASIL LTDA.</text:p>
          </table:table-cell>
          <table:table-cell office:value-type="float" office:value="372053" calcext:value-type="float">
            <text:p>372053</text:p>
          </table:table-cell>
          <table:table-cell office:value-type="string" calcext:value-type="string">
            <text:p>210.034.57</text:p>
          </table:table-cell>
          <table:table-cell office:value-type="string" calcext:value-type="string">
            <text:p>DUCT, RH FRONT 12D - 90484330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NH INDUSTRIAL BRASIL LTDA.</text:p>
          </table:table-cell>
          <table:table-cell office:value-type="float" office:value="372077" calcext:value-type="float">
            <text:p>372077</text:p>
          </table:table-cell>
          <table:table-cell office:value-type="string" calcext:value-type="string">
            <text:p>210.035.57</text:p>
          </table:table-cell>
          <table:table-cell office:value-type="string" calcext:value-type="string">
            <text:p>DUCT, B-POST - 90470812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NH INDUSTRIAL BRASIL LTDA.</text:p>
          </table:table-cell>
          <table:table-cell office:value-type="float" office:value="371674" calcext:value-type="float">
            <text:p>371674</text:p>
          </table:table-cell>
          <table:table-cell office:value-type="string" calcext:value-type="string">
            <text:p>210.036.57</text:p>
          </table:table-cell>
          <table:table-cell office:value-type="string" calcext:value-type="string">
            <text:p>DUCT UPPER - 90480187</text:p>
          </table:table-cell>
          <table:table-cell office:value-type="string" calcext:value-type="string">
            <text:p>PC</text:p>
          </table:table-cell>
          <table:table-cell office:value-type="date" office:date-value="2025-06-02" calcext:value-type="date">
            <text:p>2/6/20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197496" calcext:value-type="float">
            <text:p>197496</text:p>
          </table:table-cell>
          <table:table-cell office:value-type="string" calcext:value-type="string">
            <text:p>102.263.CJ</text:p>
          </table:table-cell>
          <table:table-cell office:value-type="string" calcext:value-type="string">
            <text:p>CJ RESERVATÓRIO SEMENTE 4 BOCAS ACW1676500 - VT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6644" calcext:value-type="float">
            <text:p>6644</text:p>
          </table:table-cell>
          <table:table-cell office:value-type="string" calcext:value-type="string">
            <text:p>103.061.06</text:p>
          </table:table-cell>
          <table:table-cell office:value-type="string" calcext:value-type="string">
            <text:p>BICO CENTRAL 55 - 8036-4142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7022" calcext:value-type="float">
            <text:p>187022</text:p>
          </table:table-cell>
          <table:table-cell office:value-type="string" calcext:value-type="string">
            <text:p>103.062.75</text:p>
          </table:table-cell>
          <table:table-cell office:value-type="string" calcext:value-type="string">
            <text:p>CARENAGEM CENTRAL 55 - 8036-4141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8334" calcext:value-type="float">
            <text:p>8334</text:p>
          </table:table-cell>
          <table:table-cell office:value-type="string" calcext:value-type="string">
            <text:p>103.231.02</text:p>
          </table:table-cell>
          <table:table-cell office:value-type="string" calcext:value-type="string">
            <text:p>ABRIDOR DE LINHA GLADIADOR 7911-4554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35" calcext:value-type="float">
            <text:p>188135</text:p>
          </table:table-cell>
          <table:table-cell office:value-type="string" calcext:value-type="string">
            <text:p>103.301.CJ</text:p>
          </table:table-cell>
          <table:table-cell office:value-type="string" calcext:value-type="string">
            <text:p>CONJUNTO MONTADO CARENAGEM LATERAL DIREITA COM COMPLEMENTO 8031-4019</text:p>
          </table:table-cell>
          <table:table-cell office:value-type="string" calcext:value-type="string">
            <text:p>CJ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42" calcext:value-type="float">
            <text:p>188142</text:p>
          </table:table-cell>
          <table:table-cell office:value-type="string" calcext:value-type="string">
            <text:p>103.302.CJ</text:p>
          </table:table-cell>
          <table:table-cell office:value-type="string" calcext:value-type="string">
            <text:p>CONJUNTO MONTADO CARENAGEM LATERAL ESQUERDA COM COMPLEMENTO 8031-4020</text:p>
          </table:table-cell>
          <table:table-cell office:value-type="string" calcext:value-type="string">
            <text:p>CJ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59" calcext:value-type="float">
            <text:p>188159</text:p>
          </table:table-cell>
          <table:table-cell office:value-type="string" calcext:value-type="string">
            <text:p>103.303.06</text:p>
          </table:table-cell>
          <table:table-cell office:value-type="string" calcext:value-type="string">
            <text:p>BICO LATERAL 8031-4023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4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517" calcext:value-type="float">
            <text:p>188517</text:p>
          </table:table-cell>
          <table:table-cell office:value-type="string" calcext:value-type="string">
            <text:p>103.307.27</text:p>
          </table:table-cell>
          <table:table-cell office:value-type="string" calcext:value-type="string">
            <text:p>RESERVATORIO CENTRAL SEMENTES - 6426-4017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94815" calcext:value-type="float">
            <text:p>194815</text:p>
          </table:table-cell>
          <table:table-cell office:value-type="string" calcext:value-type="string">
            <text:p>103.313.CJ</text:p>
          </table:table-cell>
          <table:table-cell office:value-type="string" calcext:value-type="string">
            <text:p>CONJUNTO TANQUE AUTOPROPELIDO 4000LTS - 7990-4074</text:p>
          </table:table-cell>
          <table:table-cell office:value-type="string" calcext:value-type="string">
            <text:p>CJ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04149" calcext:value-type="float">
            <text:p>204149</text:p>
          </table:table-cell>
          <table:table-cell office:value-type="string" calcext:value-type="string">
            <text:p>103.319.27</text:p>
          </table:table-cell>
          <table:table-cell office:value-type="string" calcext:value-type="string">
            <text:p>RESERVATÓRIO CENTRAL 1700L - 6445-4006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23768" calcext:value-type="float">
            <text:p>223768</text:p>
          </table:table-cell>
          <table:table-cell office:value-type="string" calcext:value-type="string">
            <text:p>103.331.CJ</text:p>
          </table:table-cell>
          <table:table-cell office:value-type="string" calcext:value-type="string">
            <text:p>CONJUNTO RESERVATORIO DE ADUBO 3 SAIDAS 6422-4001</text:p>
          </table:table-cell>
          <table:table-cell office:value-type="string" calcext:value-type="string">
            <text:p>CJ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84073" calcext:value-type="float">
            <text:p>284073</text:p>
          </table:table-cell>
          <table:table-cell office:value-type="string" calcext:value-type="string">
            <text:p>103.346.CJ</text:p>
          </table:table-cell>
          <table:table-cell office:value-type="string" calcext:value-type="string">
            <text:p>CONJ. RESERVATÓRIO CALDA PEAD 2400L - PRETO - 7980-4646</text:p>
          </table:table-cell>
          <table:table-cell office:value-type="string" calcext:value-type="string">
            <text:p>CJ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33870" calcext:value-type="float">
            <text:p>333870</text:p>
          </table:table-cell>
          <table:table-cell office:value-type="string" calcext:value-type="string">
            <text:p>103.351.49</text:p>
          </table:table-cell>
          <table:table-cell office:value-type="string" calcext:value-type="string">
            <text:p>RESERVATORIO DIESEL COM SENSOR 340LTS 7980-4521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33955" calcext:value-type="float">
            <text:p>333955</text:p>
          </table:table-cell>
          <table:table-cell office:value-type="string" calcext:value-type="string">
            <text:p>103.354.02</text:p>
          </table:table-cell>
          <table:table-cell office:value-type="string" calcext:value-type="string">
            <text:p>RESERVATORIO DE AGUA LIMPA 400L - 7990-4880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3892" calcext:value-type="float">
            <text:p>353892</text:p>
          </table:table-cell>
          <table:table-cell office:value-type="string" calcext:value-type="string">
            <text:p>103.358.49.PT</text:p>
          </table:table-cell>
          <table:table-cell office:value-type="string" calcext:value-type="string">
            <text:p>RESERVATORIO DIESEL 400L - 7991-4141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8759" calcext:value-type="float">
            <text:p>368759</text:p>
          </table:table-cell>
          <table:table-cell office:value-type="string" calcext:value-type="string">
            <text:p>103.382.27</text:p>
          </table:table-cell>
          <table:table-cell office:value-type="string" calcext:value-type="string">
            <text:p>RESERVATÓRIO SEMENTE 2000 LITROS - 6627-4000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17" calcext:value-type="float">
            <text:p>413817</text:p>
          </table:table-cell>
          <table:table-cell office:value-type="string" calcext:value-type="string">
            <text:p>103.399.49.PT</text:p>
          </table:table-cell>
          <table:table-cell office:value-type="string" calcext:value-type="string">
            <text:p>RESERVATÓRIO DE ÁGUA LIMPA 250 LITROS - 7960-4650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55" calcext:value-type="float">
            <text:p>413855</text:p>
          </table:table-cell>
          <table:table-cell office:value-type="string" calcext:value-type="string">
            <text:p>103.401.27.PT</text:p>
          </table:table-cell>
          <table:table-cell office:value-type="string" calcext:value-type="string">
            <text:p>RESERVATÓRIO PEAD 2500 LITROS - 7960-4649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48574" calcext:value-type="float">
            <text:p>448574</text:p>
          </table:table-cell>
          <table:table-cell office:value-type="string" calcext:value-type="string">
            <text:p>103.423.27.PT</text:p>
          </table:table-cell>
          <table:table-cell office:value-type="string" calcext:value-type="string">
            <text:p>RESERVATORIO PEAD 3000 - 7960-4773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230179" calcext:value-type="float">
            <text:p>230179</text:p>
          </table:table-cell>
          <table:table-cell office:value-type="string" calcext:value-type="string">
            <text:p>180.064.49.BL</text:p>
          </table:table-cell>
          <table:table-cell office:value-type="string" calcext:value-type="string">
            <text:p>TANQUE DE COMBUSTIVEL - ACW950435A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393959" calcext:value-type="float">
            <text:p>393959</text:p>
          </table:table-cell>
          <table:table-cell office:value-type="string" calcext:value-type="string">
            <text:p>182.013.49</text:p>
          </table:table-cell>
          <table:table-cell office:value-type="string" calcext:value-type="string">
            <text:p>TANQUE ADC COMB - ACX4156250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0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OMANELLI EXPORTACAO E IMPORTACAO LTDA</text:p>
          </table:table-cell>
          <table:table-cell office:value-type="float" office:value="457088" calcext:value-type="float">
            <text:p>457088</text:p>
          </table:table-cell>
          <table:table-cell office:value-type="string" calcext:value-type="string">
            <text:p>292.001.56</text:p>
          </table:table-cell>
          <table:table-cell office:value-type="string" calcext:value-type="string">
            <text:p>TANQUE ADITIVO 200 (UHR)</text:p>
          </table:table-cell>
          <table:table-cell office:value-type="string" calcext:value-type="string">
            <text:p>PC</text:p>
          </table:table-cell>
          <table:table-cell office:value-type="date" office:date-value="2025-06-03" calcext:value-type="date">
            <text:p>3/6/20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231022" calcext:value-type="float">
            <text:p>231022</text:p>
          </table:table-cell>
          <table:table-cell office:value-type="string" calcext:value-type="string">
            <text:p>102.267.79</text:p>
          </table:table-cell>
          <table:table-cell office:value-type="string" calcext:value-type="string">
            <text:p>DISTRIBUIDOR DE VACUO ACW4667980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7931" calcext:value-type="float">
            <text:p>7931</text:p>
          </table:table-cell>
          <table:table-cell office:value-type="string" calcext:value-type="string">
            <text:p>103.190.06</text:p>
          </table:table-cell>
          <table:table-cell office:value-type="string" calcext:value-type="string">
            <text:p>CARENAGEM LINHA LIGHT 6205-4115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8471" calcext:value-type="float">
            <text:p>8471</text:p>
          </table:table-cell>
          <table:table-cell office:value-type="string" calcext:value-type="string">
            <text:p>103.245.17</text:p>
          </table:table-cell>
          <table:table-cell office:value-type="string" calcext:value-type="string">
            <text:p>TAMPA RESERV SEM. PNEUMATICA 6039-4120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67895" calcext:value-type="float">
            <text:p>167895</text:p>
          </table:table-cell>
          <table:table-cell office:value-type="string" calcext:value-type="string">
            <text:p>103.289.06</text:p>
          </table:table-cell>
          <table:table-cell office:value-type="string" calcext:value-type="string">
            <text:p>RESERVATORIO DE CALDA 3000L FENIX 7720-4150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72738" calcext:value-type="float">
            <text:p>172738</text:p>
          </table:table-cell>
          <table:table-cell office:value-type="string" calcext:value-type="string">
            <text:p>103.295.02</text:p>
          </table:table-cell>
          <table:table-cell office:value-type="string" calcext:value-type="string">
            <text:p>TANQUE ÁGUA LIMPA IMPERADOR 3.0 7980-4381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098" calcext:value-type="float">
            <text:p>188098</text:p>
          </table:table-cell>
          <table:table-cell office:value-type="string" calcext:value-type="string">
            <text:p>103.297.75</text:p>
          </table:table-cell>
          <table:table-cell office:value-type="string" calcext:value-type="string">
            <text:p>CARENAGEM CENTRAL 45 BAIXA 8031-4021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42" calcext:value-type="float">
            <text:p>188142</text:p>
          </table:table-cell>
          <table:table-cell office:value-type="string" calcext:value-type="string">
            <text:p>103.302.CJ</text:p>
          </table:table-cell>
          <table:table-cell office:value-type="string" calcext:value-type="string">
            <text:p>CONJUNTO MONTADO CARENAGEM LATERAL ESQUERDA COM COMPLEMENTO 8031-4020</text:p>
          </table:table-cell>
          <table:table-cell office:value-type="string" calcext:value-type="string">
            <text:p>CJ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59" calcext:value-type="float">
            <text:p>188159</text:p>
          </table:table-cell>
          <table:table-cell office:value-type="string" calcext:value-type="string">
            <text:p>103.303.06</text:p>
          </table:table-cell>
          <table:table-cell office:value-type="string" calcext:value-type="string">
            <text:p>BICO LATERAL 8031-4023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133" calcext:value-type="float">
            <text:p>-13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4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73" calcext:value-type="float">
            <text:p>188173</text:p>
          </table:table-cell>
          <table:table-cell office:value-type="string" calcext:value-type="string">
            <text:p>103.305.02</text:p>
          </table:table-cell>
          <table:table-cell office:value-type="string" calcext:value-type="string">
            <text:p>PROTEÇÃO LATERAL DIREITA - 8031-4014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80" calcext:value-type="float">
            <text:p>188180</text:p>
          </table:table-cell>
          <table:table-cell office:value-type="string" calcext:value-type="string">
            <text:p>103.306.02</text:p>
          </table:table-cell>
          <table:table-cell office:value-type="string" calcext:value-type="string">
            <text:p>PROTEÇÃO LATERAL ESQUERDA - 8031-4015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6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94860" calcext:value-type="float">
            <text:p>194860</text:p>
          </table:table-cell>
          <table:table-cell office:value-type="string" calcext:value-type="string">
            <text:p>103.315.CJ</text:p>
          </table:table-cell>
          <table:table-cell office:value-type="string" calcext:value-type="string">
            <text:p>RESERVATORIO CALDA PEAD 3000 - 7990-4333</text:p>
          </table:table-cell>
          <table:table-cell office:value-type="string" calcext:value-type="string">
            <text:p>CJ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23768" calcext:value-type="float">
            <text:p>223768</text:p>
          </table:table-cell>
          <table:table-cell office:value-type="string" calcext:value-type="string">
            <text:p>103.331.CJ</text:p>
          </table:table-cell>
          <table:table-cell office:value-type="string" calcext:value-type="string">
            <text:p>CONJUNTO RESERVATORIO DE ADUBO 3 SAIDAS 6422-4001</text:p>
          </table:table-cell>
          <table:table-cell office:value-type="string" calcext:value-type="string">
            <text:p>CJ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66956" calcext:value-type="float">
            <text:p>266956</text:p>
          </table:table-cell>
          <table:table-cell office:value-type="string" calcext:value-type="string">
            <text:p>103.343.49</text:p>
          </table:table-cell>
          <table:table-cell office:value-type="string" calcext:value-type="string">
            <text:p>TANQUE DE COMBUSTIVEL - 7960-4168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84073" calcext:value-type="float">
            <text:p>284073</text:p>
          </table:table-cell>
          <table:table-cell office:value-type="string" calcext:value-type="string">
            <text:p>103.346.CJ</text:p>
          </table:table-cell>
          <table:table-cell office:value-type="string" calcext:value-type="string">
            <text:p>CONJ. RESERVATÓRIO CALDA PEAD 2400L - PRETO - 7980-4646</text:p>
          </table:table-cell>
          <table:table-cell office:value-type="string" calcext:value-type="string">
            <text:p>CJ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16866" calcext:value-type="float">
            <text:p>316866</text:p>
          </table:table-cell>
          <table:table-cell office:value-type="string" calcext:value-type="string">
            <text:p>103.347.02</text:p>
          </table:table-cell>
          <table:table-cell office:value-type="string" calcext:value-type="string">
            <text:p>PROTECAO BATERIA DUPLA - 7990-4971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3892" calcext:value-type="float">
            <text:p>353892</text:p>
          </table:table-cell>
          <table:table-cell office:value-type="string" calcext:value-type="string">
            <text:p>103.358.49.PT</text:p>
          </table:table-cell>
          <table:table-cell office:value-type="string" calcext:value-type="string">
            <text:p>RESERVATORIO DIESEL 400L - 7991-4141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49618" calcext:value-type="float">
            <text:p>449618</text:p>
          </table:table-cell>
          <table:table-cell office:value-type="string" calcext:value-type="string">
            <text:p>103.383.27.PT</text:p>
          </table:table-cell>
          <table:table-cell office:value-type="string" calcext:value-type="string">
            <text:p>RESERVATÓRIO ADUBO 4100L - 6627-4004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80270" calcext:value-type="float">
            <text:p>380270</text:p>
          </table:table-cell>
          <table:table-cell office:value-type="string" calcext:value-type="string">
            <text:p>103.387.49</text:p>
          </table:table-cell>
          <table:table-cell office:value-type="string" calcext:value-type="string">
            <text:p>RESERVATÓRIO 1250 LITROS COMBATE INCÊNDIO - 1120-4108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83103" calcext:value-type="float">
            <text:p>383103</text:p>
          </table:table-cell>
          <table:table-cell office:value-type="string" calcext:value-type="string">
            <text:p>103.388.27</text:p>
          </table:table-cell>
          <table:table-cell office:value-type="string" calcext:value-type="string">
            <text:p>RESERVATORIO 1500 - 7320-4015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83103" calcext:value-type="float">
            <text:p>383103</text:p>
          </table:table-cell>
          <table:table-cell office:value-type="string" calcext:value-type="string">
            <text:p>103.388.27</text:p>
          </table:table-cell>
          <table:table-cell office:value-type="string" calcext:value-type="string">
            <text:p>RESERVATORIO 1500 - 7320-4015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17" calcext:value-type="float">
            <text:p>413817</text:p>
          </table:table-cell>
          <table:table-cell office:value-type="string" calcext:value-type="string">
            <text:p>103.399.49.PT</text:p>
          </table:table-cell>
          <table:table-cell office:value-type="string" calcext:value-type="string">
            <text:p>RESERVATÓRIO DE ÁGUA LIMPA 250 LITROS - 7960-4650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55" calcext:value-type="float">
            <text:p>413855</text:p>
          </table:table-cell>
          <table:table-cell office:value-type="string" calcext:value-type="string">
            <text:p>103.401.27.PT</text:p>
          </table:table-cell>
          <table:table-cell office:value-type="string" calcext:value-type="string">
            <text:p>RESERVATÓRIO PEAD 2500 LITROS - 7960-4649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627" calcext:value-type="float">
            <text:p>429627</text:p>
          </table:table-cell>
          <table:table-cell office:value-type="string" calcext:value-type="string">
            <text:p>103.413.CJ.PT</text:p>
          </table:table-cell>
          <table:table-cell office:value-type="string" calcext:value-type="string">
            <text:p>CJ RESERVATORIO ADUBO 3 SAIDAS - 6809-4016</text:p>
          </table:table-cell>
          <table:table-cell office:value-type="string" calcext:value-type="string">
            <text:p>CJ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689" calcext:value-type="float">
            <text:p>429689</text:p>
          </table:table-cell>
          <table:table-cell office:value-type="string" calcext:value-type="string">
            <text:p>103.417.CJ.PT</text:p>
          </table:table-cell>
          <table:table-cell office:value-type="string" calcext:value-type="string">
            <text:p>CJ RESERV. ADUBO 4 SAIDAS - 6809-4017</text:p>
          </table:table-cell>
          <table:table-cell office:value-type="string" calcext:value-type="string">
            <text:p>CJ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689" calcext:value-type="float">
            <text:p>429689</text:p>
          </table:table-cell>
          <table:table-cell office:value-type="string" calcext:value-type="string">
            <text:p>103.417.CJ.PT</text:p>
          </table:table-cell>
          <table:table-cell office:value-type="string" calcext:value-type="string">
            <text:p>CJ RESERV. ADUBO 4 SAIDAS - 6809-4017</text:p>
          </table:table-cell>
          <table:table-cell office:value-type="string" calcext:value-type="string">
            <text:p>CJ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29719" calcext:value-type="float">
            <text:p>429719</text:p>
          </table:table-cell>
          <table:table-cell office:value-type="string" calcext:value-type="string">
            <text:p>103.419.CJ.PT</text:p>
          </table:table-cell>
          <table:table-cell office:value-type="string" calcext:value-type="string">
            <text:p>CJ RESERV. SEMENTE 4 SAIDAS - 6809-4019</text:p>
          </table:table-cell>
          <table:table-cell office:value-type="string" calcext:value-type="string">
            <text:p>CJ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392532" calcext:value-type="float">
            <text:p>392532</text:p>
          </table:table-cell>
          <table:table-cell office:value-type="string" calcext:value-type="string">
            <text:p>208.046.61.RT</text:p>
          </table:table-cell>
          <table:table-cell office:value-type="string" calcext:value-type="string">
            <text:p>DUCT, AIR TEE CONNECTOR - T232582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6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392556" calcext:value-type="float">
            <text:p>392556</text:p>
          </table:table-cell>
          <table:table-cell office:value-type="string" calcext:value-type="string">
            <text:p>208.047.61.RT</text:p>
          </table:table-cell>
          <table:table-cell office:value-type="string" calcext:value-type="string">
            <text:p>AIR DUCT HVAC OUTLET WITH - AT532271 / T365476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6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392570" calcext:value-type="float">
            <text:p>392570</text:p>
          </table:table-cell>
          <table:table-cell office:value-type="string" calcext:value-type="string">
            <text:p>208.048.61.RT</text:p>
          </table:table-cell>
          <table:table-cell office:value-type="string" calcext:value-type="string">
            <text:p>AIR DUCT, AIR DUCT HVAC OUTLET WITH - AT532273 / T316420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392655" calcext:value-type="float">
            <text:p>392655</text:p>
          </table:table-cell>
          <table:table-cell office:value-type="string" calcext:value-type="string">
            <text:p>208.052.61.RT</text:p>
          </table:table-cell>
          <table:table-cell office:value-type="string" calcext:value-type="string">
            <text:p>DUCT, FRONT DEFROST - T232396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392679" calcext:value-type="float">
            <text:p>392679</text:p>
          </table:table-cell>
          <table:table-cell office:value-type="string" calcext:value-type="string">
            <text:p>208.053.61.RT</text:p>
          </table:table-cell>
          <table:table-cell office:value-type="string" calcext:value-type="string">
            <text:p>HOUSING, HOUSING, RADIO - T309468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6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ETALURGICA MSL LTDA.</text:p>
          </table:table-cell>
          <table:table-cell office:value-type="float" office:value="413565" calcext:value-type="float">
            <text:p>413565</text:p>
          </table:table-cell>
          <table:table-cell office:value-type="string" calcext:value-type="string">
            <text:p>267.010.CJ.PT</text:p>
          </table:table-cell>
          <table:table-cell office:value-type="string" calcext:value-type="string">
            <text:p>CJ CAIXA SEMENTE 5 SAIDAS - FS13895</text:p>
          </table:table-cell>
          <table:table-cell office:value-type="string" calcext:value-type="string">
            <text:p>CJ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ETALURGICA MSL LTDA.</text:p>
          </table:table-cell>
          <table:table-cell office:value-type="float" office:value="433396" calcext:value-type="float">
            <text:p>433396</text:p>
          </table:table-cell>
          <table:table-cell office:value-type="string" calcext:value-type="string">
            <text:p>267.013.CJ.PT</text:p>
          </table:table-cell>
          <table:table-cell office:value-type="string" calcext:value-type="string">
            <text:p>CJ RES. 06 SAÍDAS - FS13896</text:p>
          </table:table-cell>
          <table:table-cell office:value-type="string" calcext:value-type="string">
            <text:p>CJ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ETALURGICA MSL LTDA.</text:p>
          </table:table-cell>
          <table:table-cell office:value-type="float" office:value="433440" calcext:value-type="float">
            <text:p>433440</text:p>
          </table:table-cell>
          <table:table-cell office:value-type="string" calcext:value-type="string">
            <text:p>267.016.CJ.PT</text:p>
          </table:table-cell>
          <table:table-cell office:value-type="string" calcext:value-type="string">
            <text:p>CJ RES. 07 SAÍDAS - FS13897</text:p>
          </table:table-cell>
          <table:table-cell office:value-type="string" calcext:value-type="string">
            <text:p>CJ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AHINDRA DO BRASIL INDUSTRIAL LTDA</text:p>
          </table:table-cell>
          <table:table-cell office:value-type="float" office:value="439251" calcext:value-type="float">
            <text:p>439251</text:p>
          </table:table-cell>
          <table:table-cell office:value-type="string" calcext:value-type="string">
            <text:p>288.001.49</text:p>
          </table:table-cell>
          <table:table-cell office:value-type="string" calcext:value-type="string">
            <text:p>TANQUE COMBUSTÍVEL - EL0601003018</text:p>
          </table:table-cell>
          <table:table-cell office:value-type="string" calcext:value-type="string">
            <text:p>PC</text:p>
          </table:table-cell>
          <table:table-cell office:value-type="date" office:date-value="2025-06-04" calcext:value-type="date">
            <text:p>4/6/20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MPLEMENTOS AGRICOLAS JAN S.A.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101.055.02</text:p>
          </table:table-cell>
          <table:table-cell office:value-type="string" calcext:value-type="string">
            <text:p>PARALAMA ESQUERDO 28108902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MPLEMENTOS AGRICOLAS JAN S.A.</text:p>
          </table:table-cell>
          <table:table-cell office:value-type="float" office:value="435161" calcext:value-type="float">
            <text:p>435161</text:p>
          </table:table-cell>
          <table:table-cell office:value-type="string" calcext:value-type="string">
            <text:p>101.188.CJ</text:p>
          </table:table-cell>
          <table:table-cell office:value-type="string" calcext:value-type="string">
            <text:p>CJ TANQUE 2000 LTS 200000000590</text:p>
          </table:table-cell>
          <table:table-cell office:value-type="string" calcext:value-type="string">
            <text:p>CJ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4824" calcext:value-type="float">
            <text:p>4824</text:p>
          </table:table-cell>
          <table:table-cell office:value-type="string" calcext:value-type="string">
            <text:p>102.252.CJ</text:p>
          </table:table-cell>
          <table:table-cell office:value-type="string" calcext:value-type="string">
            <text:p>CJ CX ADUBO 4 BOCAS HY-TECH 2005 REF. 90900688-VT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197496" calcext:value-type="float">
            <text:p>197496</text:p>
          </table:table-cell>
          <table:table-cell office:value-type="string" calcext:value-type="string">
            <text:p>102.263.CJ</text:p>
          </table:table-cell>
          <table:table-cell office:value-type="string" calcext:value-type="string">
            <text:p>CJ RESERVATÓRIO SEMENTE 4 BOCAS ACW1676500 - VT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7610" calcext:value-type="float">
            <text:p>7610</text:p>
          </table:table-cell>
          <table:table-cell office:value-type="string" calcext:value-type="string">
            <text:p>103.158.06</text:p>
          </table:table-cell>
          <table:table-cell office:value-type="string" calcext:value-type="string">
            <text:p>BICO CENTRAL 90 - 8036-4176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11" calcext:value-type="float">
            <text:p>188111</text:p>
          </table:table-cell>
          <table:table-cell office:value-type="string" calcext:value-type="string">
            <text:p>103.299.75</text:p>
          </table:table-cell>
          <table:table-cell office:value-type="string" calcext:value-type="string">
            <text:p>CARENAGEM LATERAL DIREITA - 8031-4011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142" calcext:value-type="float">
            <text:p>188142</text:p>
          </table:table-cell>
          <table:table-cell office:value-type="string" calcext:value-type="string">
            <text:p>103.302.CJ</text:p>
          </table:table-cell>
          <table:table-cell office:value-type="string" calcext:value-type="string">
            <text:p>CONJUNTO MONTADO CARENAGEM LATERAL ESQUERDA COM COMPLEMENTO 8031-4020</text:p>
          </table:table-cell>
          <table:table-cell office:value-type="string" calcext:value-type="string">
            <text:p>CJ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55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517" calcext:value-type="float">
            <text:p>188517</text:p>
          </table:table-cell>
          <table:table-cell office:value-type="string" calcext:value-type="string">
            <text:p>103.307.27</text:p>
          </table:table-cell>
          <table:table-cell office:value-type="string" calcext:value-type="string">
            <text:p>RESERVATORIO CENTRAL SEMENTES - 6426-4017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04149" calcext:value-type="float">
            <text:p>204149</text:p>
          </table:table-cell>
          <table:table-cell office:value-type="string" calcext:value-type="string">
            <text:p>103.319.27</text:p>
          </table:table-cell>
          <table:table-cell office:value-type="string" calcext:value-type="string">
            <text:p>RESERVATÓRIO CENTRAL 1700L - 6445-4006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63917" calcext:value-type="float">
            <text:p>263917</text:p>
          </table:table-cell>
          <table:table-cell office:value-type="string" calcext:value-type="string">
            <text:p>103.344.27</text:p>
          </table:table-cell>
          <table:table-cell office:value-type="string" calcext:value-type="string">
            <text:p>RESERVATORIO DE SEMENTE 2700L- 6466-4007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0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33955" calcext:value-type="float">
            <text:p>333955</text:p>
          </table:table-cell>
          <table:table-cell office:value-type="string" calcext:value-type="string">
            <text:p>103.354.02</text:p>
          </table:table-cell>
          <table:table-cell office:value-type="string" calcext:value-type="string">
            <text:p>RESERVATORIO DE AGUA LIMPA 400L - 7990-4880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3892" calcext:value-type="float">
            <text:p>353892</text:p>
          </table:table-cell>
          <table:table-cell office:value-type="string" calcext:value-type="string">
            <text:p>103.358.49.PT</text:p>
          </table:table-cell>
          <table:table-cell office:value-type="string" calcext:value-type="string">
            <text:p>RESERVATORIO DIESEL 400L - 7991-4141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9740" calcext:value-type="float">
            <text:p>359740</text:p>
          </table:table-cell>
          <table:table-cell office:value-type="string" calcext:value-type="string">
            <text:p>103.364.27</text:p>
          </table:table-cell>
          <table:table-cell office:value-type="string" calcext:value-type="string">
            <text:p>RESERVATÓRIO SEMENTES - 6623-4000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80270" calcext:value-type="float">
            <text:p>380270</text:p>
          </table:table-cell>
          <table:table-cell office:value-type="string" calcext:value-type="string">
            <text:p>103.387.49</text:p>
          </table:table-cell>
          <table:table-cell office:value-type="string" calcext:value-type="string">
            <text:p>RESERVATÓRIO 1250 LITROS COMBATE INCÊNDIO - 1120-4108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17" calcext:value-type="float">
            <text:p>413817</text:p>
          </table:table-cell>
          <table:table-cell office:value-type="string" calcext:value-type="string">
            <text:p>103.399.49.PT</text:p>
          </table:table-cell>
          <table:table-cell office:value-type="string" calcext:value-type="string">
            <text:p>RESERVATÓRIO DE ÁGUA LIMPA 250 LITROS - 7960-4650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55" calcext:value-type="float">
            <text:p>413855</text:p>
          </table:table-cell>
          <table:table-cell office:value-type="string" calcext:value-type="string">
            <text:p>103.401.27.PT</text:p>
          </table:table-cell>
          <table:table-cell office:value-type="string" calcext:value-type="string">
            <text:p>RESERVATÓRIO PEAD 2500 LITROS - 7960-4649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ARLOS RICARDO SCHWINGEL</text:p>
          </table:table-cell>
          <table:table-cell office:value-type="float" office:value="259729" calcext:value-type="float">
            <text:p>259729</text:p>
          </table:table-cell>
          <table:table-cell office:value-type="string" calcext:value-type="string">
            <text:p>124.470.CJ</text:p>
          </table:table-cell>
          <table:table-cell office:value-type="string" calcext:value-type="string">
            <text:p>TANQUE AGRICOLA VERTICAL 11.000 L1REG. 1"/1MARCADOR NIVEL/1ESCADA/1TAMPA INTERMEDIÁRIA</text:p>
          </table:table-cell>
          <table:table-cell office:value-type="string" calcext:value-type="string">
            <text:p>CJ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. - JUNDIAI</text:p>
          </table:table-cell>
          <table:table-cell office:value-type="float" office:value="168861" calcext:value-type="float">
            <text:p>168861</text:p>
          </table:table-cell>
          <table:table-cell office:value-type="string" calcext:value-type="string">
            <text:p>180.044.47</text:p>
          </table:table-cell>
          <table:table-cell office:value-type="string" calcext:value-type="string">
            <text:p>BLINDAGEM LATERAL ESQUERDA MF COM RECORTE 6318317M1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393959" calcext:value-type="float">
            <text:p>393959</text:p>
          </table:table-cell>
          <table:table-cell office:value-type="string" calcext:value-type="string">
            <text:p>182.013.49</text:p>
          </table:table-cell>
          <table:table-cell office:value-type="string" calcext:value-type="string">
            <text:p>TANQUE ADC COMB - ACX4156250</text:p>
          </table:table-cell>
          <table:table-cell office:value-type="string" calcext:value-type="string">
            <text:p>PC</text:p>
          </table:table-cell>
          <table:table-cell office:value-type="date" office:date-value="2025-06-05" calcext:value-type="date">
            <text:p>5/6/20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0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IMPLEMENTOS AGRICOLAS JAN S.A.</text:p>
          </table:table-cell>
          <table:table-cell office:value-type="float" office:value="197915" calcext:value-type="float">
            <text:p>197915</text:p>
          </table:table-cell>
          <table:table-cell office:value-type="string" calcext:value-type="string">
            <text:p>101.153.02</text:p>
          </table:table-cell>
          <table:table-cell office:value-type="string" calcext:value-type="string">
            <text:p>PROTETOR ESQUERDO 28700610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102.250.CJ</text:p>
          </table:table-cell>
          <table:table-cell office:value-type="string" calcext:value-type="string">
            <text:p>CJ CX ADUBO 6 BOCAS HY-TECH 2005 REF. 90900689-VT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4824" calcext:value-type="float">
            <text:p>4824</text:p>
          </table:table-cell>
          <table:table-cell office:value-type="string" calcext:value-type="string">
            <text:p>102.252.CJ</text:p>
          </table:table-cell>
          <table:table-cell office:value-type="string" calcext:value-type="string">
            <text:p>CJ CX ADUBO 4 BOCAS HY-TECH 2005 REF. 90900688-VT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197496" calcext:value-type="float">
            <text:p>197496</text:p>
          </table:table-cell>
          <table:table-cell office:value-type="string" calcext:value-type="string">
            <text:p>102.263.CJ</text:p>
          </table:table-cell>
          <table:table-cell office:value-type="string" calcext:value-type="string">
            <text:p>CJ RESERVATÓRIO SEMENTE 4 BOCAS ACW1676500 - VT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196444" calcext:value-type="float">
            <text:p>196444</text:p>
          </table:table-cell>
          <table:table-cell office:value-type="string" calcext:value-type="string">
            <text:p>102.264.09</text:p>
          </table:table-cell>
          <table:table-cell office:value-type="string" calcext:value-type="string">
            <text:p>PROTEÇÃO DE CORRENTE ACW1325950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6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290340" calcext:value-type="float">
            <text:p>290340</text:p>
          </table:table-cell>
          <table:table-cell office:value-type="string" calcext:value-type="string">
            <text:p>102.270.CJ</text:p>
          </table:table-cell>
          <table:table-cell office:value-type="string" calcext:value-type="string">
            <text:p>CJ CX DE SEMENTES COM TAMPA DIR - ACW239266A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0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PROD MOGI</text:p>
          </table:table-cell>
          <table:table-cell office:value-type="float" office:value="290333" calcext:value-type="float">
            <text:p>290333</text:p>
          </table:table-cell>
          <table:table-cell office:value-type="string" calcext:value-type="string">
            <text:p>102.271.CJ</text:p>
          </table:table-cell>
          <table:table-cell office:value-type="string" calcext:value-type="string">
            <text:p>CJ CX DE SEMENTES COM TAMPA ESQ - ACX2729630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0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7443" calcext:value-type="float">
            <text:p>7443</text:p>
          </table:table-cell>
          <table:table-cell office:value-type="string" calcext:value-type="string">
            <text:p>103.141.06</text:p>
          </table:table-cell>
          <table:table-cell office:value-type="string" calcext:value-type="string">
            <text:p>BICO LATERAL ESQUERDO LONGO 8036-4160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8334" calcext:value-type="float">
            <text:p>8334</text:p>
          </table:table-cell>
          <table:table-cell office:value-type="string" calcext:value-type="string">
            <text:p>103.231.02</text:p>
          </table:table-cell>
          <table:table-cell office:value-type="string" calcext:value-type="string">
            <text:p>ABRIDOR DE LINHA GLADIADOR 7911-4554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88517" calcext:value-type="float">
            <text:p>188517</text:p>
          </table:table-cell>
          <table:table-cell office:value-type="string" calcext:value-type="string">
            <text:p>103.307.27</text:p>
          </table:table-cell>
          <table:table-cell office:value-type="string" calcext:value-type="string">
            <text:p>RESERVATORIO CENTRAL SEMENTES - 6426-4017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194815" calcext:value-type="float">
            <text:p>194815</text:p>
          </table:table-cell>
          <table:table-cell office:value-type="string" calcext:value-type="string">
            <text:p>103.313.CJ</text:p>
          </table:table-cell>
          <table:table-cell office:value-type="string" calcext:value-type="string">
            <text:p>CONJUNTO TANQUE AUTOPROPELIDO 4000LTS - 7990-4074</text:p>
          </table:table-cell>
          <table:table-cell office:value-type="string" calcext:value-type="string">
            <text:p>CJ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23768" calcext:value-type="float">
            <text:p>223768</text:p>
          </table:table-cell>
          <table:table-cell office:value-type="string" calcext:value-type="string">
            <text:p>103.331.CJ</text:p>
          </table:table-cell>
          <table:table-cell office:value-type="string" calcext:value-type="string">
            <text:p>CONJUNTO RESERVATORIO DE ADUBO 3 SAIDAS 6422-4001</text:p>
          </table:table-cell>
          <table:table-cell office:value-type="string" calcext:value-type="string">
            <text:p>CJ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050 -LINHA CAIXAS PLANTIO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66956" calcext:value-type="float">
            <text:p>266956</text:p>
          </table:table-cell>
          <table:table-cell office:value-type="string" calcext:value-type="string">
            <text:p>103.343.49</text:p>
          </table:table-cell>
          <table:table-cell office:value-type="string" calcext:value-type="string">
            <text:p>TANQUE DE COMBUSTIVEL - 7960-4168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284073" calcext:value-type="float">
            <text:p>284073</text:p>
          </table:table-cell>
          <table:table-cell office:value-type="string" calcext:value-type="string">
            <text:p>103.346.CJ</text:p>
          </table:table-cell>
          <table:table-cell office:value-type="string" calcext:value-type="string">
            <text:p>CONJ. RESERVATÓRIO CALDA PEAD 2400L - PRETO - 7980-4646</text:p>
          </table:table-cell>
          <table:table-cell office:value-type="string" calcext:value-type="string">
            <text:p>CJ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20, 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33955" calcext:value-type="float">
            <text:p>333955</text:p>
          </table:table-cell>
          <table:table-cell office:value-type="string" calcext:value-type="string">
            <text:p>103.354.02</text:p>
          </table:table-cell>
          <table:table-cell office:value-type="string" calcext:value-type="string">
            <text:p>RESERVATORIO DE AGUA LIMPA 400L - 7990-4880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45101" calcext:value-type="float">
            <text:p>345101</text:p>
          </table:table-cell>
          <table:table-cell office:value-type="string" calcext:value-type="string">
            <text:p>103.356.02</text:p>
          </table:table-cell>
          <table:table-cell office:value-type="string" calcext:value-type="string">
            <text:p>ABRIDOR LINHA ALGODAO ESQUERDO 7955-4378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53892" calcext:value-type="float">
            <text:p>353892</text:p>
          </table:table-cell>
          <table:table-cell office:value-type="string" calcext:value-type="string">
            <text:p>103.358.49.PT</text:p>
          </table:table-cell>
          <table:table-cell office:value-type="string" calcext:value-type="string">
            <text:p>RESERVATORIO DIESEL 400L - 7991-4141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49625" calcext:value-type="float">
            <text:p>449625</text:p>
          </table:table-cell>
          <table:table-cell office:value-type="string" calcext:value-type="string">
            <text:p>103.365.27.PT</text:p>
          </table:table-cell>
          <table:table-cell office:value-type="string" calcext:value-type="string">
            <text:p>RESERVATÓRIO ADUBO 3100L - 6623-4004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49625" calcext:value-type="float">
            <text:p>449625</text:p>
          </table:table-cell>
          <table:table-cell office:value-type="string" calcext:value-type="string">
            <text:p>103.365.27.PT</text:p>
          </table:table-cell>
          <table:table-cell office:value-type="string" calcext:value-type="string">
            <text:p>RESERVATÓRIO ADUBO 3100L - 6623-4004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2962" calcext:value-type="float">
            <text:p>362962</text:p>
          </table:table-cell>
          <table:table-cell office:value-type="string" calcext:value-type="string">
            <text:p>103.379.51</text:p>
          </table:table-cell>
          <table:table-cell office:value-type="string" calcext:value-type="string">
            <text:p>RESERVATÓRIO HIDRÁULICO 70 LITROS 7409-4033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10, 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368759" calcext:value-type="float">
            <text:p>368759</text:p>
          </table:table-cell>
          <table:table-cell office:value-type="string" calcext:value-type="string">
            <text:p>103.382.27</text:p>
          </table:table-cell>
          <table:table-cell office:value-type="string" calcext:value-type="string">
            <text:p>RESERVATÓRIO SEMENTE 2000 LITROS - 6627-4000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49618" calcext:value-type="float">
            <text:p>449618</text:p>
          </table:table-cell>
          <table:table-cell office:value-type="string" calcext:value-type="string">
            <text:p>103.383.27.PT</text:p>
          </table:table-cell>
          <table:table-cell office:value-type="string" calcext:value-type="string">
            <text:p>RESERVATÓRIO ADUBO 4100L - 6627-4004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17" calcext:value-type="float">
            <text:p>413817</text:p>
          </table:table-cell>
          <table:table-cell office:value-type="string" calcext:value-type="string">
            <text:p>103.399.49.PT</text:p>
          </table:table-cell>
          <table:table-cell office:value-type="string" calcext:value-type="string">
            <text:p>RESERVATÓRIO DE ÁGUA LIMPA 250 LITROS - 7960-4650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13855" calcext:value-type="float">
            <text:p>413855</text:p>
          </table:table-cell>
          <table:table-cell office:value-type="string" calcext:value-type="string">
            <text:p>103.401.27.PT</text:p>
          </table:table-cell>
          <table:table-cell office:value-type="string" calcext:value-type="string">
            <text:p>RESERVATÓRIO PEAD 2500 LITROS - 7960-4649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A S.A INDUSTRIA DE IMPLEM.AGRICOLAS</text:p>
          </table:table-cell>
          <table:table-cell office:value-type="float" office:value="432528" calcext:value-type="float">
            <text:p>432528</text:p>
          </table:table-cell>
          <table:table-cell office:value-type="string" calcext:value-type="string">
            <text:p>103.420.02</text:p>
          </table:table-cell>
          <table:table-cell office:value-type="string" calcext:value-type="string">
            <text:p>PROTEÇÃO BATERIA DUPLA - 7960-4709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UROFERTIL FERTILIZANTES LTDA</text:p>
          </table:table-cell>
          <table:table-cell office:value-type="float" office:value="408332" calcext:value-type="float">
            <text:p>408332</text:p>
          </table:table-cell>
          <table:table-cell office:value-type="string" calcext:value-type="string">
            <text:p>124.782.CJ</text:p>
          </table:table-cell>
          <table:table-cell office:value-type="string" calcext:value-type="string">
            <text:p>TANQUE AGRICOLA VERTICAL 20.0 D1.4 /1MARCADOR NIVEL/1ESCADA/1TAMPA INTERMEDIÁRIA</text:p>
          </table:table-cell>
          <table:table-cell office:value-type="string" calcext:value-type="string">
            <text:p>CJ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130493" calcext:value-type="float">
            <text:p>130493</text:p>
          </table:table-cell>
          <table:table-cell office:value-type="string" calcext:value-type="string">
            <text:p>180.041.22</text:p>
          </table:table-cell>
          <table:table-cell office:value-type="string" calcext:value-type="string">
            <text:p>CONSOLE 71457503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GCO DO BRASIL SOLUCOES AGRICOLAS LTDA - CANOAS</text:p>
          </table:table-cell>
          <table:table-cell office:value-type="float" office:value="403658" calcext:value-type="float">
            <text:p>403658</text:p>
          </table:table-cell>
          <table:table-cell office:value-type="string" calcext:value-type="string">
            <text:p>180.095.47</text:p>
          </table:table-cell>
          <table:table-cell office:value-type="string" calcext:value-type="string">
            <text:p>BLINDAGEM LD - ACX4255840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45558" calcext:value-type="float">
            <text:p>145558</text:p>
          </table:table-cell>
          <table:table-cell office:value-type="string" calcext:value-type="string">
            <text:p>191.005.02</text:p>
          </table:table-cell>
          <table:table-cell office:value-type="string" calcext:value-type="string">
            <text:p>BICO CENTRAL 45-50 IPM000000511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-220" calcext:value-type="float">
            <text:p>-22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502" calcext:value-type="float">
            <text:p>-50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4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45572" calcext:value-type="float">
            <text:p>145572</text:p>
          </table:table-cell>
          <table:table-cell office:value-type="string" calcext:value-type="string">
            <text:p>191.006.02</text:p>
          </table:table-cell>
          <table:table-cell office:value-type="string" calcext:value-type="string">
            <text:p>PORTA BICO CENTRAL 45-50 IPM000000884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273" calcext:value-type="float">
            <text:p>-27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40, 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64795" calcext:value-type="float">
            <text:p>164795</text:p>
          </table:table-cell>
          <table:table-cell office:value-type="string" calcext:value-type="string">
            <text:p>191.008.02</text:p>
          </table:table-cell>
          <table:table-cell office:value-type="string" calcext:value-type="string">
            <text:p>BICO LATERAL DIREITO IPM005000008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191" calcext:value-type="float">
            <text:p>-19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64801" calcext:value-type="float">
            <text:p>164801</text:p>
          </table:table-cell>
          <table:table-cell office:value-type="string" calcext:value-type="string">
            <text:p>191.009.02</text:p>
          </table:table-cell>
          <table:table-cell office:value-type="string" calcext:value-type="string">
            <text:p>BICO LATERAL ESQUERDO IPM005000009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164" calcext:value-type="float">
            <text:p>-164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64818" calcext:value-type="float">
            <text:p>164818</text:p>
          </table:table-cell>
          <table:table-cell office:value-type="string" calcext:value-type="string">
            <text:p>191.010.02</text:p>
          </table:table-cell>
          <table:table-cell office:value-type="string" calcext:value-type="string">
            <text:p>PORTA BICO LATERAL DIREITO IPM005000101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42" calcext:value-type="float">
            <text:p>-14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64818" calcext:value-type="float">
            <text:p>164818</text:p>
          </table:table-cell>
          <table:table-cell office:value-type="string" calcext:value-type="string">
            <text:p>191.010.02</text:p>
          </table:table-cell>
          <table:table-cell office:value-type="string" calcext:value-type="string">
            <text:p>PORTA BICO LATERAL DIREITO IPM005000101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32" calcext:value-type="float">
            <text:p>-1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42" calcext:value-type="float">
            <text:p>-14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64825" calcext:value-type="float">
            <text:p>164825</text:p>
          </table:table-cell>
          <table:table-cell office:value-type="string" calcext:value-type="string">
            <text:p>191.011.02</text:p>
          </table:table-cell>
          <table:table-cell office:value-type="string" calcext:value-type="string">
            <text:p>PORTA BICO LATERAL ESQUERDO IPM005000102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143" calcext:value-type="float">
            <text:p>-14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64825" calcext:value-type="float">
            <text:p>164825</text:p>
          </table:table-cell>
          <table:table-cell office:value-type="string" calcext:value-type="string">
            <text:p>191.011.02</text:p>
          </table:table-cell>
          <table:table-cell office:value-type="string" calcext:value-type="string">
            <text:p>PORTA BICO LATERAL ESQUERDO IPM005000102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33" calcext:value-type="float">
            <text:p>-1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143" calcext:value-type="float">
            <text:p>-143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77627" calcext:value-type="float">
            <text:p>177627</text:p>
          </table:table-cell>
          <table:table-cell office:value-type="string" calcext:value-type="string">
            <text:p>191.014.02</text:p>
          </table:table-cell>
          <table:table-cell office:value-type="string" calcext:value-type="string">
            <text:p>BICO CENTRAL 55-60 IPM000000512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30" calcext:value-type="float">
            <text:p>-13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77627" calcext:value-type="float">
            <text:p>177627</text:p>
          </table:table-cell>
          <table:table-cell office:value-type="string" calcext:value-type="string">
            <text:p>191.014.02</text:p>
          </table:table-cell>
          <table:table-cell office:value-type="string" calcext:value-type="string">
            <text:p>BICO CENTRAL 55-60 IPM000000512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30" calcext:value-type="float">
            <text:p>-130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77634" calcext:value-type="float">
            <text:p>177634</text:p>
          </table:table-cell>
          <table:table-cell office:value-type="string" calcext:value-type="string">
            <text:p>191.015.02</text:p>
          </table:table-cell>
          <table:table-cell office:value-type="string" calcext:value-type="string">
            <text:p>PORTA BICO CENTRAL 55-60 IPM000000885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177634" calcext:value-type="float">
            <text:p>177634</text:p>
          </table:table-cell>
          <table:table-cell office:value-type="string" calcext:value-type="string">
            <text:p>191.015.02</text:p>
          </table:table-cell>
          <table:table-cell office:value-type="string" calcext:value-type="string">
            <text:p>PORTA BICO CENTRAL 55-60 IPM000000885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98" calcext:value-type="float">
            <text:p>-1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259026" calcext:value-type="float">
            <text:p>259026</text:p>
          </table:table-cell>
          <table:table-cell office:value-type="string" calcext:value-type="string">
            <text:p>191.025.02</text:p>
          </table:table-cell>
          <table:table-cell office:value-type="string" calcext:value-type="string">
            <text:p>BICO LATERAL ESQUERDO VELLOX - IPM008021002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8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259064" calcext:value-type="float">
            <text:p>259064</text:p>
          </table:table-cell>
          <table:table-cell office:value-type="string" calcext:value-type="string">
            <text:p>191.026.02</text:p>
          </table:table-cell>
          <table:table-cell office:value-type="string" calcext:value-type="string">
            <text:p>PORTA BICO LATERAL DIREITO VELLOX - IPM008021003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60456" calcext:value-type="float">
            <text:p>360456</text:p>
          </table:table-cell>
          <table:table-cell office:value-type="string" calcext:value-type="string">
            <text:p>191.074.02</text:p>
          </table:table-cell>
          <table:table-cell office:value-type="string" calcext:value-type="string">
            <text:p>BICO DIREITO FLEXER - IPCX03014135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60470" calcext:value-type="float">
            <text:p>360470</text:p>
          </table:table-cell>
          <table:table-cell office:value-type="string" calcext:value-type="string">
            <text:p>191.075.02</text:p>
          </table:table-cell>
          <table:table-cell office:value-type="string" calcext:value-type="string">
            <text:p>BICO ESQUERDO FLEXER - IPCX03014144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CAB 40, 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60494" calcext:value-type="float">
            <text:p>360494</text:p>
          </table:table-cell>
          <table:table-cell office:value-type="string" calcext:value-type="string">
            <text:p>191.076.02</text:p>
          </table:table-cell>
          <table:table-cell office:value-type="string" calcext:value-type="string">
            <text:p>LATERAL DIREITA FLEXER - IPCX03014130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AMENT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60517" calcext:value-type="float">
            <text:p>360517</text:p>
          </table:table-cell>
          <table:table-cell office:value-type="string" calcext:value-type="string">
            <text:p>191.077.02</text:p>
          </table:table-cell>
          <table:table-cell office:value-type="string" calcext:value-type="string">
            <text:p>LATERAL ESQUERDA FLEXER - IPCX03014142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G. PROGRAMAÇÃ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GTS DO BRASIL LTDA</text:p>
          </table:table-cell>
          <table:table-cell office:value-type="float" office:value="360531" calcext:value-type="float">
            <text:p>360531</text:p>
          </table:table-cell>
          <table:table-cell office:value-type="string" calcext:value-type="string">
            <text:p>191.078.02</text:p>
          </table:table-cell>
          <table:table-cell office:value-type="string" calcext:value-type="string">
            <text:p>TAMPA ACESSO LATERAL - IPCX03014134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O 07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JOHN DEERE BRASIL LTDA</text:p>
          </table:table-cell>
          <table:table-cell office:value-type="float" office:value="317955" calcext:value-type="float">
            <text:p>317955</text:p>
          </table:table-cell>
          <table:table-cell office:value-type="string" calcext:value-type="string">
            <text:p>208.021.79</text:p>
          </table:table-cell>
          <table:table-cell office:value-type="string" calcext:value-type="string">
            <text:p>CHUTE CLEANING SHOE AIR RH HXE83982</text:p>
          </table:table-cell>
          <table:table-cell office:value-type="string" calcext:value-type="string">
            <text:p>PC</text:p>
          </table:table-cell>
          <table:table-cell office:value-type="date" office:date-value="2025-06-06" calcext:value-type="date">
            <text:p>6/6/202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ACAB 60</text:p>
          </table:table-cell>
          <table:table-cell table:number-columns-repeated="16370"/>
        </table:table-row>
      </table:table>
      <table:named-expressions/>
      <table:database-ranges>
        <table:database-range table:name="__Anonymous_Sheet_DB__0" table:target-range-address="Planilha1.A1:Planilha1.N427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heus Daniel de Campos</meta:initial-creator>
    <meta:creation-date>2025-05-30T18:49:51</meta:creation-date>
    <dc:date>2025-06-06T10:06:40.643000000</dc:date>
    <meta:generator>LibreOffice/24.8.6.2$Windows_X86_64 LibreOffice_project/6d98ba145e9a8a39fc57bcc76981d1fb1316c60c</meta:generator>
    <meta:editing-duration>PT10M36S</meta:editing-duration>
    <meta:editing-cycles>1</meta:editing-cycles>
    <meta:document-statistic meta:table-count="1" meta:cell-count="5774" meta:object-count="0"/>
    <meta:user-defined meta:name="AppVersion">16.0300</meta:user-defined>
  </office:meta>
</office:document-meta>
</file>